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Songti TC" svg:font-family="Songti TC"/>
    <style:font-face style:name="Symbol" svg:font-family="Symbol"/>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P3" style:family="paragraph" style:parent-style-name="Standard">
      <style:paragraph-properties fo:margin-bottom="0.1667in"/>
      <style:text-properties style:font-name="Songti TC" fo:font-size="12.0pt" fo:background-color="#e0e0e0"/>
    </style:style>
    <style:style style:name="P4" style:family="paragraph" style:parent-style-name="Standard">
      <style:paragraph-properties fo:margin-bottom="0.1667in"/>
      <style:text-properties style:font-name="Times" fo:font-size="12.0pt" fo:background-color="#e0e0e0"/>
    </style:style>
    <style:style style:name="P5" style:family="paragraph" style:parent-style-name="Standard">
      <style:text-properties style:font-name="LiHei Pro" fo:font-size="12.0pt"/>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4" style:family="text">
      <style:text-properties style:font-name="Symbol"/>
    </style:style>
    <style:style style:name="TableColumn1" style:family="table-column">
      <style:table-column-properties style:column-width="3.4625in" style:rel-column-width="32767*"/>
    </style:style>
  </office:automatic-styles>
  <office:body>
    <office:text>
      <text:p text:style-name="P1"><text:span text:style-name="T1">陳真</text:span><text:s/>  |  2010.12.31 03:22   |   <text:a xlink:type="simple" xlink:href="http://palinfo.habago.org/Entry?Command=Information_PrintForum&amp;iPage=581#FORUM21555"><text:span text:style-name="T2">#</text:span></text:a></text:p>
      <text:p text:style-name="P2">齊克果說<text:span text:style-name="T3">: "</text:span>生命往前走<text:span text:style-name="T3">,</text:span>卻只能往後看才能理解<text:span text:style-name="T3">." </text:span>也許新聞往往也必須當它變成一種史料時才能理解<text:span text:style-name="T3">.<text:line-break/><text:line-break/></text:span>最近找到醫界聯盟十七年前成立時所寄發剩下的一堆請帖<text:span text:style-name="T3">,</text:span>由三十九位醫界人士具名發起<text:span text:style-name="T3">. </text:span>其中除了我頂多算是老大之外<text:span text:style-name="T3">,</text:span>其它三十八位都是大老<text:span text:style-name="T3">,</text:span>很多是各位現在所熟知的人士<text:span text:style-name="T3">. </text:span>比方說在我右邊是楊志良<text:span text:style-name="T3">,</text:span>下方是黃芳彥<text:span text:style-name="T3">,</text:span>左邊是蘇益仁<text:span text:style-name="T3">,</text:span>另外還有涂醒哲李鎮源陳永興等等等<text:span text:style-name="T3">.<text:line-break/><text:line-break/></text:span>在當下<text:span text:style-name="T3">,</text:span>其實我們經常根本不知道自己是在幹什麼<text:span text:style-name="T3">,</text:span>唯有當時光流逝<text:span text:style-name="T3">,</text:span>回首一看<text:span text:style-name="T3">,</text:span>彷彿才隱隱約約了解了一些什麼<text:span text:style-name="T3">. </text:span>當時間之流滾滾而去<text:span text:style-name="T3">,</text:span>有些東西捲走了<text:span text:style-name="T3">,</text:span>消失了<text:span text:style-name="T3">,</text:span>有些倒是留了下來<text:span text:style-name="T3">,</text:span>而有些卻彷彿隨著沉重歲月才終於誕生<text:span text:style-name="T3">. </text:span>就像一齣戲<text:span text:style-name="T3">,</text:span>或許每個演員始終都不可能明白整個戲碼<text:span text:style-name="T3">. <text:line-break/><text:line-break/></text:span>那些曾熟悉的<text:span text:style-name="T3">,</text:span>越來越陌生了<text:span text:style-name="T3">;</text:span>反倒一些過去不曾明白的<text:span text:style-name="T3">,</text:span>卻似乎越來越能理解<text:span text:style-name="T3">. </text:span>當時光未到<text:span text:style-name="T3">,</text:span>你就是不可能明白<text:span text:style-name="T3">,</text:span>即便你清楚知道一切事實<text:span text:style-name="T3">. </text:span>事實本身並沒有任何意義<text:span text:style-name="T3">,</text:span>意義就像一種謎底<text:span text:style-name="T3">,</text:span>總是得等到曲終人散時才悄悄顯現在一些未亡人的心中<text:span text:style-name="T3">.<text:line-break/><text:line-break/></text:span>出國前<text:span text:style-name="T3">,</text:span>我有著大約四五個大麻布袋<text:span text:style-name="T3">,</text:span>每一個約半人高<text:span text:style-name="T3">,</text:span>裏頭裝著黨外十多年來的各種信件或文件<text:span text:style-name="T3">,</text:span>少說也有上萬件<text:span text:style-name="T3">. </text:span>但這些全被家人視為垃圾給丟棄了<text:span text:style-name="T3">;</text:span>光是跟柏楊魚雁往返的信件便幾乎一封也不剩<text:span text:style-name="T3">. </text:span>這些對旁人來說或許沒有多大意義的<text:span text:style-name="T3"><text:s/>"</text:span>垃圾<text:span text:style-name="T3">",</text:span>對我卻彌足珍貴<text:span text:style-name="T3">,</text:span>彷彿從中可以找到什麼有關我的身世的謎底似的<text:span text:style-name="T3">.<text:line-break/><text:line-break/></text:span>尼采說得對<text:span text:style-name="T3">,"</text:span>所有哲學都是一種自傳<text:span text:style-name="T3">",</text:span>或者用維根斯坦的話來說<text:span text:style-name="T3">,</text:span>哲學真的很像一種<text:span text:style-name="T3"><text:s/>"</text:span>日記<text:span text:style-name="T3">", "</text:span>記錄著種種純屬個人的痛苦<text:span text:style-name="T3">";</text:span>即便它是以邏輯式子寫成<text:span text:style-name="T3">,</text:span>依然隱藏著一種密碼<text:span text:style-name="T3">,</text:span>訴說某種純屬個人的痛苦<text:span text:style-name="T3">.<text:line-break/><text:line-break/></text:span>哲學也好<text:span text:style-name="T3">,</text:span>政治也罷<text:span text:style-name="T3">,</text:span>即便事涉萬千群眾或亙古千秋<text:span text:style-name="T3">,</text:span>終究是一種<text:span text:style-name="T3"><text:s/>"</text:span>純屬個人<text:span text:style-name="T3">" </text:span>的活動<text:span text:style-name="T3">. </text:span>沒有這樣一種生命連結<text:span text:style-name="T3">,</text:span>你很難說你知道自己在幹什麼<text:span text:style-name="T3">. </text:span>因此還是那句老話<text:span text:style-name="T3">,</text:span>活很容易<text:span text:style-name="T3">,</text:span>但活著卻很難<text:span text:style-name="T3">. </text:span>維根斯坦老擔心自己是一條蟲<text:span text:style-name="T3">,</text:span>因此常祈禱上帝讓他變成一個<text:span text:style-name="T3"><text:s/>"</text:span>人<text:span text:style-name="T3">",</text:span>或許人跟蟲的差別就在此<text:span text:style-name="T3">.</text:span></text:p>
      <text:p text:style-name="P1"><text:span text:style-name="T1">李秉叡</text:span><text:s/>  |  2010.12.30 09:53   |   <text:a xlink:type="simple" xlink:href="http://palinfo.habago.org/Entry?Command=Information_PrintForum&amp;iPage=581#FORUM21550"><text:span text:style-name="T2">#</text:span></text:a></text:p>
      <text:p text:style-name="P3">蘋論：置入性行銷兩黨比爛<text:span text:style-name="T3"><text:line-break/>2010</text:span>年<text:span text:style-name="T3"><text:s/>12</text:span>月<text:span text:style-name="T3">30</text:span>日<text:span text:style-name="T3"><text:s/></text:span>蘋果日報<text:span text:style-name="T3"><text:s/></text:span>置入性行銷是政客最新的戰線，藍綠互罵不已，讓人厭惡。<text:span text:style-name="T3"><text:line-break/></text:span>國民黨政客說置入性行銷是扁執政時始作俑者。民進黨政客則說國民黨政權的置入性行銷於今尤烈。他們都講得對。是扁政府開始的；但國民黨政府搞到於今尤烈也是事實。馬總統自己都看不下去，但因五都選舉火燒眉毛，只好背叛自己競選總統時呼籲禁止置入性行銷的諾言，讓政府為五都選舉大肆購買媒體版面，並且要求媒體把政府宣傳廣告當新聞刊登，以便魚目混珠。這種欺騙消費者的惡劣伎倆真的是於今尤烈。<text:span text:style-name="T3"><text:line-break/></text:span>據業配記者在網上揭發稱，他服務的報紙要求記者拉廣告做業務配合，政府或企業付錢給報社，要求廣告當新聞刊載，不准更改，每個字<text:span text:style-name="T3">200</text:span>元，遠高於一般每字<text:span text:style-name="T3">2</text:span>到<text:span text:style-name="T3">5</text:span>元的稿費。政府出手之慷慨大方由此可見；而「國家通訊傳播委員會（<text:span text:style-name="T3">NCC</text:span>）」選擇性眼瞎，只忙著罰電視台，甚至停止年代的換照，因為年代的商業置入性行銷太猖獗；可是對政治的置入性行銷就「一、二、三，木頭人」裝聾作啞，視若無睹了。雙重標準是年代與媒體對被處罰不服的主因，也是<text:span text:style-name="T3">NCC</text:span>那群蛋頭傀儡打手遭人看不起的原因。<text:span text:style-name="T3"><text:line-break/><text:line-break/><text:line-break/></text:span>互相怪罪惹人厭<text:span text:style-name="T3"><text:line-break/></text:span>馬總統推得一乾二淨，說他沒有伸手干預媒體，是嗎？<text:span text:style-name="T3">NCC</text:span>不關總統的事嗎？<text:span text:style-name="T3">NCC</text:span>屬於行政系統，總統和行政院長沒有概括承受的行政責任嗎？自己扮白臉，讓手下打手扮黑臉，算個有擔當的總統嗎？<text:span text:style-name="T3"> <text:line-break/></text:span>不只國民黨把一些壞事怪罪到民進黨執政時所開始的；民進黨也把壞事說是始於國民黨。阿扁被以貪污罪起訴時，很多擁扁份子也罵說國民黨黑金執政那麼多年，貪了不知阿扁的多少倍，為什麼沒罪？為什麼阿扁有罪？不公平云云。說得都對；但是我們納稅人要大聲回嗆：就因為老國民黨很爛，才選你民進黨執政啊，你跟他一樣爛，我們選國民黨就好，為什麼選你阿扁？同樣的，也是因為你民進黨執政太爛，包括發明政治置入性行銷，所以我們才選你馬英九執政啊，一樣爛，甚至更爛，我們選民進黨執政就好，為什麼選你姓馬的？別人的錯誤不等於你的正確，比爛政治學非常令人厭惡，兩黨應禁止比爛。<text:span text:style-name="T3"> <text:line-break/></text:span>以後再聽到甲黨把錯歸咎給乙黨時，就是我們應該要唾棄甲黨的時刻了。<text:span text:style-name="T3"> <text:line-break/><text:line-break/>==================================================<text:line-break/></text:span>台灣也真可憐，不管哪一黨，通通不是甚麼好東西。</text:p>
      <text:p text:style-name="P1"><text:span text:style-name="T1">陳真</text:span><text:s/>  |  2010.12.24 14:40   |   <text:a xlink:type="simple" xlink:href="http://palinfo.habago.org/Entry?Command=Information_PrintForum&amp;iPage=581#FORUM21526"><text:span text:style-name="T2">#</text:span></text:a></text:p>
      <text:p text:style-name="P2">媒體幾乎可以想要讓人民恨誰就恨誰<text:span text:style-name="T3">,</text:span>想要讓他愛誰就愛誰<text:span text:style-name="T3">.<text:line-break/><text:line-break/></text:span>差不多是<text:span text:style-name="T3">25</text:span>年前<text:span text:style-name="T3">,</text:span>我負責編寫一本給同學準備考試用的<text:span text:style-name="T3"><text:s/>"</text:span>臨床實驗診斷學講義<text:span text:style-name="T3">",</text:span>我在它的空白處寫了一些話<text:span text:style-name="T3">,</text:span>貼了幾句名人的言論<text:span text:style-name="T3">,</text:span>以及一首以方素敏名義發表但實際上應該是林雙不寫的詩<text:span text:style-name="T3">,</text:span>引起高醫忠黨愛國學生的圍勦<text:span text:style-name="T3">,</text:span>這本講義在付梓印刷前夕<text:span text:style-name="T3">,</text:span>情治單位竟然派人包圍印刷廠<text:span text:style-name="T3">,</text:span>企圖阻止印刷<text:span text:style-name="T3">. <text:line-break/><text:line-break/></text:span>印刷廠老闆還因此被調查局和警備總部約談<text:span text:style-name="T3">. </text:span>我打電話跟一位曾約談我的調查局特務說<text:span text:style-name="T3">: </text:span>你們何不就直接衝著我來<text:span text:style-name="T3">,</text:span>何必去威脅其他人<text:span text:style-name="T3">? <text:line-break/><text:line-break/></text:span>後來<text:span text:style-name="T3">,</text:span>這本講義還是印了出來<text:span text:style-name="T3">. </text:span>講義空白處我倒也沒寫什麼<text:span text:style-name="T3">,</text:span>但我記得有個班上成績排名一二的<text:span text:style-name="T3"><text:s/>"</text:span>好學生<text:span text:style-name="T3">" </text:span>針對其中一段話嘲笑我說我真是不知廉恥<text:span text:style-name="T3">,</text:span>還以為自己是烈士<text:span text:style-name="T3">. <text:line-break/><text:line-break/></text:span>我到底怎麼不知廉恥呢<text:span text:style-name="T3">? </text:span>我講義上那段話大約是這麼寫的<text:span text:style-name="T3">: "</text:span>媒體總是可以讓人民去恨那些他們應該尊敬的人<text:span text:style-name="T3">,</text:span>卻反而讓人民去仰慕崇拜那些一直在傷害他們的人<text:span text:style-name="T3">."<text:line-break/><text:line-break/></text:span>我已經<text:span text:style-name="T3">20</text:span>年沒見到這位同學<text:span text:style-name="T3">,</text:span>有時我還真有點好奇<text:span text:style-name="T3">,</text:span>這些人還會覺得我是什麼野心陰謀暴力份子嗎<text:span text:style-name="T3">? </text:span>我更納悶的是<text:span text:style-name="T3">,</text:span>這些人過去那麼蠢<text:span text:style-name="T3">,</text:span>難道<text:span text:style-name="T3">20</text:span>年之後他們就會突然變聰明了<text:span text:style-name="T3">? </text:span>對此我感到很悲觀<text:span text:style-name="T3">.<text:line-break/><text:line-break/></text:span>陳真<text:span text:style-name="T3"><text:line-break/>====================<text:line-break/><text:line-break/></text:span>亞桑傑：應透明的是政府非人民<text:span text:style-name="T3"><text:line-break/><text:line-break/></text:span>更新日期<text:span text:style-name="T3">:2010/12/24 12:50 </text:span>陳怡君<text:span text:style-name="T3"> <text:line-break/><text:line-break/></text:span>（法新社巴西聖保羅<text:span text:style-name="T3">23</text:span>日電）<text:span text:style-name="T3"><text:s/></text:span>「維基解密」（<text:span text:style-name="T3">WikiLeaks</text:span>）創辦人亞桑傑（<text:span text:style-name="T3">Julian Assange</text:span>）今天接受巴西「聖保羅州報」（<text:span text:style-name="T3">Estado de Sao Paulo</text:span>）訪問時表示：「需要透明的是政府、不是個人。」同時也批評英國「衛報」（<text:span text:style-name="T3">The Guardian</text:span>）公開他涉嫌強暴案的案情。<text:span text:style-name="T3"><text:line-break/><text:line-break/></text:span>從英國接受聖保羅州報電話訪問，亞桑傑控訴衛報遭到有心人操縱、公開此案細節並不恰當。瑞典指控亞桑傑涉及性侵。<text:span text:style-name="T3"><text:line-break/><text:line-break/></text:span>他主張，維基解密對政府及官員的檢驗標準，不應套用在他和其他人身上。維基解密最近公布許多政府及官員的秘密。<text:span text:style-name="T3"><text:line-break/><text:line-break/></text:span>專訪中他表示：「需要透明的是政府、不是個人。披露權位人士資訊的目的是為了讓他們負起責任。但如果政府為了傷害某人，而將法律資料外洩給報紙，那就是濫權。」這場專訪以葡萄牙文刊登。<text:span text:style-name="T3"><text:line-break/><text:line-break/></text:span>亞桑傑指出，這名「衛報」記者是「有人特地挑選出來，讓他得到這些資料（關於強暴指控一事），因為大家都知道他一向批評維基解密。衛報沒問為何開庭前能拿到這些資料？洩漏的動機為何？這些問題都沒有獲得解答。」（譯者：中央社陳怡君）</text:p>
      <text:p text:style-name="P1"><text:span text:style-name="T1">李秉叡</text:span><text:s/>  |  2010.12.22 15:47   |   <text:a xlink:type="simple" xlink:href="http://palinfo.habago.org/Entry?Command=Information_PrintForum&amp;iPage=581#FORUM21513"><text:span text:style-name="T2">#</text:span></text:a></text:p>
      <text:p text:style-name="P3">和他們的教育制度有關吧，他們的公立教育制度奇差無比，基本上是講求菁英教育，有利於有錢人的，並讓大多數人一開使就輸在起跑點上。<text:span text:style-name="T3"><text:line-break/></text:span>也可以說是愚民政策吧。有差勁的教育制度，當然就教出水準低的國民﹝聽說到目前為止有半數的美國人連伊拉克在哪裡都不知道呢。﹞<text:span text:style-name="T3"><text:line-break/><text:line-break/></text:span>分享一篇關於美國教育制度的文章吧！<text:span text:style-name="T3"><text:line-break/>http://blog.udn.com/ubhuang/1102362</text:span></text:p>
      <text:p text:style-name="P1"><text:span text:style-name="T1">陳真</text:span><text:s/>  |  2010.12.21 15:15   |   <text:a xlink:type="simple" xlink:href="http://palinfo.habago.org/Entry?Command=Information_PrintForum&amp;iPage=581#FORUM21504"><text:span text:style-name="T2">#</text:span></text:a></text:p>
      <text:p text:style-name="P2">先鄭重聲明<text:span text:style-name="T3">,</text:span>本人絕無種族歧視意涵<text:span text:style-name="T3">,</text:span>而只是說點事實<text:span text:style-name="T3">.</text:span>老實說<text:span text:style-name="T3">,</text:span>我常對美國這樣一種所謂自由開放的國家感到很可笑<text:span text:style-name="T3">,</text:span>甚至有點懷疑美國人的智商是否偏低<text:span text:style-name="T3">? <text:line-break/><text:line-break/></text:span>就跟台灣人和大陸人都一樣<text:span text:style-name="T3">,</text:span>美國人事實上也是活在一個資訊高度過濾與監控的社會<text:span text:style-name="T3">,</text:span>所謂輿論只是極少數人之意志的精美包裝<text:span text:style-name="T3">;</text:span>所謂民意<text:span text:style-name="T3">,</text:span>純粹是一種經由高度媒體壟斷便可任意型塑的東西<text:span text:style-name="T3">. <text:line-break/><text:line-break/></text:span>中美台之差別<text:span text:style-name="T3">,</text:span>只是在於壟斷與監控的手段稍微有點不一樣而已<text:span text:style-name="T3">.</text:span>大陸用強的<text:span text:style-name="T3">,</text:span>美國來陰的<text:span text:style-name="T3">,</text:span>台灣則是每天用一些蠢到爆整天爆奶爆紅爆夯爆什麼的所謂<text:span text:style-name="T3"><text:s/>"</text:span>新聞<text:span text:style-name="T3">" </text:span>愚化之<text:span text:style-name="T3">.<text:line-break/><text:line-break/></text:span>在美國準備地面入侵巴格達之前幾個月<text:span text:style-name="T3">,</text:span>美國民意僅有<text:span text:style-name="T3">3%</text:span>的人認為伊拉克是世界和平的威脅<text:span text:style-name="T3">,</text:span>但是在美國主流媒體天天配合官方強力大放送種種妖魔化海珊的所謂<text:span text:style-name="T3"><text:s/>"</text:span>輿論<text:span text:style-name="T3">" </text:span>與假情報之後<text:span text:style-name="T3">,</text:span>頓時有八九成的人支持侵略伊拉克<text:span text:style-name="T3">,</text:span>而那個人渣布希竟也瞬間變成美國的民族英雄<text:span text:style-name="T3">.<text:line-break/><text:line-break/></text:span>侵略告一段落喝飽撈足之後<text:span text:style-name="T3">,</text:span>西方主流媒體便又<text:span text:style-name="T3"><text:s/>"</text:span>順應世界潮流<text:span text:style-name="T3">" </text:span>對和平改了口<text:span text:style-name="T3">,</text:span>並且也跟著大家<text:span text:style-name="T3">"</text:span>揭發<text:span text:style-name="T3">" </text:span>那些他們所參與虛構的謊言<text:span text:style-name="T3">,</text:span>很快地<text:span text:style-name="T3">,</text:span>美國人的<text:span text:style-name="T3"><text:s/>"</text:span>民意<text:span text:style-name="T3">" </text:span>又突然大翻轉<text:span text:style-name="T3">,</text:span>八成的人認為侵略伊拉克是錯的<text:span text:style-name="T3">.<text:line-break/><text:line-break/></text:span>你說<text:span text:style-name="T3">,</text:span>這叫做自由開放嗎<text:span text:style-name="T3">? </text:span>面對這些金髮藍眼或黃膚黑髮如此容易操控的傻<text:span text:style-name="T3">B,</text:span>你難道不會懷疑他們或咱們的智商是否有問題<text:span text:style-name="T3">? </text:span>否則怎麼會如此好操弄<text:span text:style-name="T3">,</text:span>你幾乎可以要他崇拜誰或恨誰<text:span text:style-name="T3">,</text:span>非常聽話<text:span text:style-name="T3">,</text:span>乖得很<text:span text:style-name="T3">.<text:line-break/><text:line-break/></text:span>要是能發明一種聰明藥<text:span text:style-name="T3">,</text:span>讓人吃了之後智力大增<text:span text:style-name="T3">,</text:span>搞不好可以因此拯救億萬世人免於戰火塗炭<text:span text:style-name="T3">. </text:span>因為<text:span text:style-name="T3">,</text:span>不管是法西斯的希特勒<text:span text:style-name="T3">,</text:span>或是整天民主自由開放掛在嘴上的美國<text:span text:style-name="T3">,</text:span>沒有一場侵略不是以所謂民意之名<text:span text:style-name="T3">,</text:span>沒有一場戰爭不是扛著冠冕堂皇的崇高理由<text:span text:style-name="T3">,</text:span>沒有老幼婦孺的哪一滴血不是因此而流<text:span text:style-name="T3">.<text:line-break/><text:line-break/></text:span>你能不能想像世上有這樣的一種人民<text:span text:style-name="T3">,</text:span>他對殘害千萬人命藉以斂財的謊言與血腥沒感覺<text:span text:style-name="T3">,</text:span>卻對於揭露真相者卻欲繩之以法<text:span text:style-name="T3">. <text:line-break/><text:line-break/></text:span>陳真<text:span text:style-name="T3"><text:line-break/>=========<text:line-break/><text:line-break/></text:span>維基揭密太超過？<text:span text:style-name="T3"><text:s/></text:span>美民調<text:span text:style-name="T3">7</text:span>成贊成抓創辦人<text:span text:style-name="T3"><text:line-break/><text:line-break/></text:span>更新日期<text:span text:style-name="T3">:2010/12/15 10:22 NewTalk </text:span>新頭殼<text:span text:style-name="T3"> <text:line-break/><text:line-break/></text:span>王常和<text:span text:style-name="T3">/</text:span>綜合報導<text:span text:style-name="T3"><text:line-break/><text:line-break/></text:span>因涉嫌犯下性侵案的維基揭密（<text:span text:style-name="T3">WikiLeaks</text:span>）創辦人亞桑傑（<text:span text:style-name="T3">Julian Assange</text:span>）剛獲准保釋；不過，美國馬上有份民調出爐，近<text:span text:style-name="T3">7</text:span>成民眾認為如此洩密太超過，贊成逮捕並審判他。<text:span text:style-name="T3"><text:line-break/><text:line-break/></text:span>根據「華盛頓郵報」（<text:span text:style-name="T3">The Washington Post</text:span>）與美國廣播公司新聞網（<text:span text:style-name="T3">ABC News</text:span>）共同所做的民調顯示，<text:span text:style-name="T3">68%</text:span>受訪者認為，洩漏文件「損害公共利益」，和今年稍早維基揭密公布上萬份阿富汗戰爭文件時的反應截然不同。<text:span text:style-name="T3"><text:line-break/><text:line-break/></text:span>這份最新民調電訪<text:span text:style-name="T3">1001</text:span>位成人，其中<text:span text:style-name="T3">59%</text:span>受訪者希望美國政府逮捕亞桑傑，以洩漏外交電文的罪名將他起訴；僅<text:span text:style-name="T3">29%</text:span>受訪者認為這不構成犯罪，<text:span text:style-name="T3">12%</text:span>民眾沒有決定其立場。</text:p>
      <text:p text:style-name="P1"><text:span text:style-name="T1">懷軒</text:span><text:s/>  |  2010.12.20 22:55   |   <text:a xlink:type="simple" xlink:href="http://palinfo.habago.org/Entry?Command=Information_PrintForum&amp;iPage=581#FORUM21501"><text:span text:style-name="T2">#</text:span></text:a></text:p>
      <text:p text:style-name="P3">我在<text:span text:style-name="T3">101</text:span>樓上的書店<text:span text:style-name="T3">Page One</text:span>買的，<text:span text:style-name="T3">NT581</text:span>打<text:span text:style-name="T3">8</text:span>折。新加坡人開的書店，有滿多誠品不太進的原文書。但這本<text:span text:style-name="T3">Gaza in Crisis</text:span>應該真的是在台灣銷路太差，明明還是新書就被丟出來折扣銷售<text:span text:style-name="T3">...</text:span>。</text:p>
      <text:p text:style-name="P1"><text:span text:style-name="T1">學姊</text:span><text:s/>  |  2010.12.20 10:56   |   <text:a xlink:type="simple" xlink:href="http://palinfo.habago.org/Entry?Command=Information_PrintForum&amp;iPage=581#FORUM21498"><text:span text:style-name="T2">#</text:span></text:a></text:p>
      <text:p text:style-name="P2">我想看我想看，你在哪兒買到的呢？我有上<text:span text:style-name="T3">Amazon</text:span>看，但一直在猶豫要不要買，畢竟加了運費也不便宜。可以元旦靜站時借我瞧瞧嗎？</text:p>
      <text:p text:style-name="P1"><text:span text:style-name="T1">懷軒</text:span><text:s/>  |  2010.12.20 02:41   |   <text:a xlink:type="simple" xlink:href="http://palinfo.habago.org/Entry?Command=Information_PrintForum&amp;iPage=581#FORUM21496"><text:span text:style-name="T2">#</text:span></text:a></text:p>
      <text:p text:style-name="P4"><text:span text:style-name="T1">我前幾週剛買了</text:span>Noam Chomsky<text:span text:style-name="T1">與</text:span>Ilan Pappé<text:span text:style-name="T1">所合著之新書</text:span>Gaza in Crisis: Reflections on Israel’s War Agaisnt the Palestinians<text:span text:style-name="T1">，一直沒有時間看，如果有人想看可以跟我說。</text:span></text:p>
      <text:p text:style-name="P1"><text:span text:style-name="T1">陳真</text:span><text:s/>  |  2010.12.19 16:55   |   <text:a xlink:type="simple" xlink:href="http://palinfo.habago.org/Entry?Command=Information_PrintForum&amp;iPage=581#FORUM21493"><text:span text:style-name="T2">#</text:span></text:a></text:p>
      <text:p text:style-name="P2">最近發生一些天災人禍<text:span text:style-name="T3">,</text:span>瞬間又宣告破產<text:span text:style-name="T3">,</text:span>預計最快要一年才能恢復正常三餐無憂<text:span text:style-name="T3">. </text:span>所謂一人一款命<text:span text:style-name="T3">,</text:span>當你不是那種命<text:span text:style-name="T3">,</text:span>當你不是穿那樣的鞋<text:span text:style-name="T3">,</text:span>當你不是那般個性<text:span text:style-name="T3">,</text:span>大概就很難體會那命那鞋那個性的無數悲歡<text:span text:style-name="T3">.<text:line-break/><text:line-break/></text:span>朋友很多<text:span text:style-name="T3">,</text:span>但是把我<text:span text:style-name="T3">(</text:span>們<text:span text:style-name="T3">)</text:span>當人看的朋友自然就比較少一些<text:span text:style-name="T3">;</text:span>大多不把我們當人看<text:span text:style-name="T3">,</text:span>而是以某種<text:span text:style-name="T3"><text:s/>"</text:span>角色<text:span text:style-name="T3">" </text:span>視之<text:span text:style-name="T3">,</text:span>總是帶有某種社會性或某種非關<text:span text:style-name="T3"><text:s/>"</text:span>人<text:span text:style-name="T3">" </text:span>本身之附帶評價<text:span text:style-name="T3">. </text:span>但我總覺得<text:span text:style-name="T3">,</text:span>真正的朋友應該就等於家人<text:span text:style-name="T3">,</text:span>對家人你只會在乎他的福祉得失<text:span text:style-name="T3">,</text:span>而不會在乎他的好壞<text:span text:style-name="T3">,</text:span>當然更不會在乎他是不是有著什麼非凡的成就本領或高超的什麼才華<text:span text:style-name="T3">. <text:line-break/><text:line-break/></text:span>這也難怪喜歡與人相處的維根斯坦<text:span text:style-name="T3">,</text:span>卻總是選擇離群索居<text:span text:style-name="T3">,</text:span>而且厭惡粉絲<text:span text:style-name="T3">. </text:span>就如他自己所說<text:span text:style-name="T3">,</text:span>人們總是看重他的所謂哲學天賦<text:span text:style-name="T3">;</text:span>彷彿若沒有這些天賦<text:span text:style-name="T3">,</text:span>他就不值得關注似的<text:span text:style-name="T3">.<text:line-break/><text:line-break/></text:span>費盡千辛萬苦<text:span text:style-name="T3">,</text:span>最近終於找到一位失散多年的朋友<text:span text:style-name="T3">.</text:span>這朋友比我小七八歲<text:span text:style-name="T3">,</text:span>還算年輕<text:span text:style-name="T3">,</text:span>但至今不會使用<text:span text:style-name="T3"><text:s/>email,</text:span>應該也不懂得上網<text:span text:style-name="T3">. </text:span>當她問起學姐現在在做什麼時<text:span text:style-name="T3">,</text:span>我說她在成大教書<text:span text:style-name="T3">,</text:span>這位住在台南的朋友竟問說<text:span text:style-name="T3"><text:s/>"</text:span>那是一所大學對不對<text:span text:style-name="T3">?" </text:span>我說對啊<text:span text:style-name="T3">.<text:line-break/><text:line-break/></text:span>這朋友不是那種活在文字裏的人<text:span text:style-name="T3">,</text:span>所以自然也對我們在想些什麼或做些什麼全然一無所知<text:span text:style-name="T3">. </text:span>她的世界是以鬼神為中心的<text:span text:style-name="T3">,</text:span>電話裏告訴我她長年來如何求神問卜<text:span text:style-name="T3">,</text:span>如何靈驗<text:span text:style-name="T3">,</text:span>以及如何為我們及為她臥病在床的父親及其一干榮民老戰友祝禱祈福的各項神跡<text:span text:style-name="T3">.<text:line-break/><text:line-break/></text:span>雖然稱不上古墓派<text:span text:style-name="T3">,</text:span>亦無絕跡江湖<text:span text:style-name="T3">,</text:span>但我總是盡量閉氣吞聲<text:span text:style-name="T3">,</text:span>夾著尾巴做人<text:span text:style-name="T3">,</text:span>就連呼吸都生怕會擾人清夢或引來注目<text:span text:style-name="T3">. </text:span>可是即便如此<text:span text:style-name="T3">,</text:span>可怕的社交活動依然不間斷<text:span text:style-name="T3">. </text:span>推掉百分之九十九<text:span text:style-name="T3">,</text:span>仍然還有百分之一<text:span text:style-name="T3">,</text:span>倒也夠瞧的了<text:span text:style-name="T3">. </text:span>一攤接一攤<text:span text:style-name="T3">,</text:span>目前已經排到明年秋天了<text:span text:style-name="T3">.</text:span>其中有些是我期盼的<text:span text:style-name="T3">,</text:span>但大多是我感到極度痛苦的一種有溝沒有通的折磨<text:span text:style-name="T3">.<text:line-break/><text:line-break/></text:span>溝通溝通<text:span text:style-name="T3">,</text:span>有溝沒有通倒也無妨<text:span text:style-name="T3">,</text:span>畢竟董事長品味怪異思想荒誕不好理解<text:span text:style-name="T3">. </text:span>可怕的不是有溝沒有通<text:span text:style-name="T3">,</text:span>沒有通就沉默傻笑也不錯<text:span text:style-name="T3">,</text:span>可怕的是有溝沒有通但對方卻以為已經通了<text:span text:style-name="T3">,</text:span>以為他了解你甚至看透你了<text:span text:style-name="T3">,</text:span>甚至以為你跟他是屬於同一個星球<text:span text:style-name="T3">. </text:span>這才真是折磨<text:span text:style-name="T3">. </text:span>你明明已經出示證明<text:span text:style-name="T3">,</text:span>證明你是來自銀河系編號<text:span text:style-name="T3">7479-ET</text:span>星球的外星人<text:span text:style-name="T3">,</text:span>但地球人一般都不相信<text:span text:style-name="T3">,</text:span>以為你很幽默愛說笑<text:span text:style-name="T3">.<text:line-break/><text:line-break/></text:span>想起這一連串已經排到明年中秋的社交活動<text:span text:style-name="T3">,</text:span>想到這種心靈刑求<text:span text:style-name="T3">,</text:span>有時候真是覺得痛不欲生<text:span text:style-name="T3">,</text:span>乾脆不如按<text:span text:style-name="T3">LP</text:span>自殺算了<text:span text:style-name="T3">. </text:span>在這類社交活動中<text:span text:style-name="T3">,</text:span>我只須準備那兩句老話就夠用<text:span text:style-name="T3">: <text:line-break/><text:line-break/>1.</text:span>不是不是不是<text:span text:style-name="T3">,</text:span>我不是那樣的人<text:span text:style-name="T3">.<text:line-break/>2.</text:span>沒有沒有沒有<text:span text:style-name="T3">,</text:span>我沒有那樣的念頭<text:span text:style-name="T3">.<text:line-break/><text:line-break/></text:span>想起自己恐懼社交的這般悲慘身世<text:span text:style-name="T3">,</text:span>有時覺得與其平白受苦<text:span text:style-name="T3">,</text:span>不如訂個價碼好了<text:span text:style-name="T3">. </text:span>很多女明星不是也都有這樣的標價嗎<text:span text:style-name="T3">? </text:span>陪吃飯一次就訂個十萬元好了<text:span text:style-name="T3">,</text:span>一節以<text:span text:style-name="T3">90</text:span>分鐘計<text:span text:style-name="T3">,</text:span>超過時間要按時計費<text:span text:style-name="T3">. <text:line-break/><text:line-break/></text:span>這只是指吃飯<text:span text:style-name="T3">,</text:span>聊天費用另計<text:span text:style-name="T3">: </text:span>談私人八卦的<text:span text:style-name="T3">,</text:span>一節三萬<text:span text:style-name="T3">; </text:span>談國際大事的<text:span text:style-name="T3">,</text:span>念在其救國救民之心<text:span text:style-name="T3">,</text:span>一節兩萬<text:span text:style-name="T3">; </text:span>談國內藍綠政治的<text:span text:style-name="T3">,</text:span>一節<text:span text:style-name="T3">10</text:span>萬<text:span text:style-name="T3">; </text:span>至於談事業前途的<text:span text:style-name="T3">,</text:span>收費比較複雜<text:span text:style-name="T3">,</text:span>凡是國立大學院長級的或縣市長級以上的<text:span text:style-name="T3">,</text:span>一節至少要<text:span text:style-name="T3">30</text:span>萬起跳<text:span text:style-name="T3">,</text:span>教授級的<text:span text:style-name="T3">20</text:span>萬起跳<text:span text:style-name="T3">,</text:span>私立的因為什麼幾年幾百億的<text:span text:style-name="T3"><text:s/>"</text:span>卓越計劃<text:span text:style-name="T3">" </text:span>的資源少一些<text:span text:style-name="T3">,</text:span>可以酌情打八折優待<text:span text:style-name="T3">. <text:line-break/><text:line-break/></text:span>吃飯聊天之餘<text:span text:style-name="T3">,</text:span>目前還沒有開放其它服務項目<text:span text:style-name="T3">. </text:span>我是說例如陪看電影陪逛街等等<text:span text:style-name="T3">.<text:line-break/><text:line-break/></text:span>但有一種人倒是可以免費<text:span text:style-name="T3">,</text:span>而且可以倒貼都沒關係<text:span text:style-name="T3">,</text:span>那就是邊緣人<text:span text:style-name="T3">,</text:span>缺乏上進心事業心<text:span text:style-name="T3">,</text:span>活在社會邊緣而且同樣罹患社交恐懼症的怪人<text:span text:style-name="T3">,</text:span>一概免費<text:span text:style-name="T3">;</text:span>具有怪力亂神或敗壞社會風俗傾向者<text:span text:style-name="T3">,</text:span>更在歡迎之列<text:span text:style-name="T3">. <text:line-break/><text:line-break/></text:span>再過<text:span text:style-name="T3">20</text:span>分鐘<text:span text:style-name="T3">,</text:span>董事長就得出門應召了<text:span text:style-name="T3">;</text:span>對象至少四位<text:span text:style-name="T3">,</text:span>大約是屬於<text:span text:style-name="T3">20</text:span>萬那個收費等級<text:span text:style-name="T3">. </text:span>有些曾是我的粉絲<text:span text:style-name="T3">,</text:span>但這幾年總算看清楚我沒出息的本質<text:span text:style-name="T3">,</text:span>對我早已唾棄<text:span text:style-name="T3">. </text:span>此番前來<text:span text:style-name="T3">,</text:span>大概就像是來逛動物園一樣<text:span text:style-name="T3">,</text:span>看看這頭奇怪的野獸有沒有什麼趣味之處<text:span text:style-name="T3">. <text:line-break/><text:line-break/></text:span>社交活動還有一小時才開始<text:span text:style-name="T3">,</text:span>但我大約就知道要講些什麼了<text:span text:style-name="T3">,</text:span>若照章收費<text:span text:style-name="T3">,</text:span>我今晚理應會有一人兩節<text:span text:style-name="T3">60</text:span>萬<text:span text:style-name="T3">,</text:span>四人共<text:span text:style-name="T3">180</text:span>萬的收入才對<text:span text:style-name="T3">,</text:span>因為其中一人免費<text:span text:style-name="T3">.<text:line-break/><text:line-break/></text:span>收費狀況在此公告<text:span text:style-name="T3">,</text:span>希望各位顧客要拿出你的良心來<text:span text:style-name="T3">,</text:span>切實繳費<text:span text:style-name="T3">.</text:span></text:p>
      <text:p text:style-name="P5"/>
      <text:p text:style-name="P1"><text:span text:style-name="T1">陳真</text:span><text:s/>  |  2010.12.17 18:49   |   <text:a xlink:type="simple" xlink:href="http://palinfo.habago.org/Entry?Command=Information_PrintForum&amp;iPage=582#FORUM21488"><text:span text:style-name="T2">#</text:span></text:a></text:p>
      <text:p text:style-name="P2">亞桑傑獲釋<text:span text:style-name="T3"><text:s/></text:span>誓續爆料證清白<text:span text:style-name="T3"><text:line-break/><text:line-break/></text:span>更新日期<text:span text:style-name="T3">:2010/12/17 06:05 </text:span>林治平<text:span text:style-name="T3"> <text:line-break/><text:line-break/></text:span>（法新社倫敦<text:span text:style-name="T3">16</text:span>日電）<text:span text:style-name="T3"><text:s/></text:span>維基解密（<text:span text:style-name="T3">WikiLeaks</text:span>）網站創辦人亞桑傑（<text:span text:style-name="T3">Julian Assange</text:span>）今天獲倫敦法院准許交保，重獲自由，他誓言將洗刷被控性侵罪名，爭取恢復清白，也將繼續他在這個爆料網站的工作。<text:span text:style-name="T3"><text:line-break/><text:line-break/></text:span>亞桑傑獲釋後，被媒體大軍堵在倫敦高等法院門口，他在台階上表示：「我希望持續我的工作，並繼續提出申辯，證明我的清白，我們取得有關這些指控的證據後將會公開，但目前尚未取得。」<text:span text:style-name="T3"><text:line-break/><text:line-break/>39</text:span>歲的亞桑傑是澳洲人，他被控在瑞典性侵<text:span text:style-name="T3">2</text:span>名女性，瑞典當局要求英國允許引渡他前往接受偵訊，但他和律師堅稱，這些動作是出於政治動機。<text:span text:style-name="T3"><text:line-break/><text:line-break/></text:span>維基解密網站最近公布數千件美國機密外交電文，震動華府。<text:span text:style-name="T3"><text:line-break/><text:line-break/></text:span>亞桑傑步出法院後，閃光燈此起彼落，他表示，感謝「全世界所有對我有信心的人，他們在我不在時支持我的團隊」。<text:span text:style-name="T3"><text:line-break/><text:line-break/></text:span>他又說，在倫敦的監獄遭羈押<text:span text:style-name="T3">9</text:span>天後，法院終於准許他交保釋放，他認為英國的司法制度已經證明，「即使結果未必總是公正，至少司法制度還沒死亡」。<text:span text:style-name="T3"><text:line-break/><text:line-break/></text:span>他表示，他在監獄遭到單獨監禁度過的時間，有助他思考全球遭拘押人士的處境。他說：「那些人也需要大家的關注和支持。」<text:span text:style-name="T3"><text:line-break/><text:line-break/></text:span>瑞典政府的代表律師針對下級法院允許亞桑傑交保提出抗告，希望讓他留在牢裡，等待引渡，但今天遭高等法院法官駁回。<text:span text:style-name="T3"><text:line-break/><text:line-break/></text:span>不過，拖了幾個小時後，亞桑傑才獲得釋放，顯然是為了保釋條件討價還價。保釋金額達<text:span text:style-name="T3">24</text:span>萬英鎊（逾<text:span text:style-name="T3">37</text:span>萬美元），全靠亞桑傑的支持者捐輸，其中包括美國名導演麥可摩爾（<text:span text:style-name="T3">Michael Moore</text:span>）。<text:span text:style-name="T3"><text:line-break/><text:line-break/></text:span>亞桑傑交保後將住在朋友位於英格蘭東部索夫克（<text:span text:style-name="T3">Suffolk</text:span>）的鄉間住宅，他必須定時向警方報到，並且戴上電子標籤和遵守宵禁規定。有關引渡他的聽審庭將於明年舉行。（譯者：中央社林治平）</text:p>
      <text:p text:style-name="P1"><text:span text:style-name="T1">陳真</text:span><text:s/>  |  2010.12.16 15:30   |   <text:a xlink:type="simple" xlink:href="http://palinfo.habago.org/Entry?Command=Information_PrintForum&amp;iPage=582#FORUM21482"><text:span text:style-name="T2">#</text:span></text:a></text:p>
      <text:p text:style-name="P3"><text:span text:style-name="T3">1. </text:span>如果我沒記錯職稱<text:span text:style-name="T3">,</text:span>美國防部長對媒體表示<text:span text:style-name="T3">,</text:span>維基解密並沒有洩露任何影響國家安全的重要機密<text:span text:style-name="T3">.<text:line-break/><text:line-break/>2. </text:span>我不相信公佈什麼機密設施的地點就會影響什麼國家安全<text:span text:style-name="T3">,</text:span>就好像我公佈各家銀行的地址<text:span text:style-name="T3">,</text:span>難道這些銀行就<text:span text:style-name="T3"><text:s/>"</text:span>因此<text:span text:style-name="T3">" </text:span>而陷入險境<text:span text:style-name="T3">? <text:line-break/><text:line-break/></text:span>請注意這個<text:span text:style-name="T3"><text:s/>"</text:span>因此<text:span text:style-name="T3">",</text:span>如果哪天銀行被搶<text:span text:style-name="T3">,</text:span>那也只能怪銀行自己保全能力太差<text:span text:style-name="T3">,</text:span>而不是怪別人公佈銀行地點<text:span text:style-name="T3">.<text:line-break/><text:line-break/>3. </text:span>再說<text:span text:style-name="T3">,</text:span>這樣一些東西的機密等級能有多高<text:span text:style-name="T3">? </text:span>就連核彈位址也不是什麼了不起的機密<text:span text:style-name="T3">,</text:span>敵人會連查知地點的這樣一點能耐都沒有嗎<text:span text:style-name="T3">?<text:line-break/><text:line-break/>4. </text:span>我們當然不是說<text:span text:style-name="T3">,</text:span>任何機密都可以洩露<text:span text:style-name="T3">,</text:span>就如我之前所說<text:span text:style-name="T3">,</text:span>洩密本身隱含某種道德風險<text:span text:style-name="T3">. </text:span>重點是<text:span text:style-name="T3">:<text:line-break/><text:line-break/>4.1. </text:span>從維基解密的各種明白宣稱及極度謹慎作風看來<text:span text:style-name="T3">,</text:span>他們完全意識到這樣一種道德風險與道德義務<text:span text:style-name="T3">;</text:span>他們盡一切可能不危及無辜者<text:span text:style-name="T3">,</text:span>並以此為傲<text:span text:style-name="T3">.</text:span>總之<text:span text:style-name="T3">,</text:span>這是一群具有高度理性而且行事冷靜的人<text:span text:style-name="T3">.<text:line-break/><text:line-break/>4.2. </text:span>既然涉及一種判斷<text:span text:style-name="T3">,</text:span>就必然會有一定程度的風險<text:span text:style-name="T3">.</text:span>就跟醫生看病一樣<text:span text:style-name="T3">,</text:span>醫生開的每顆藥包括維他命都具有危害健康的風險<text:span text:style-name="T3">,</text:span>醫生只能做到儘可能權衡利弊得失<text:span text:style-name="T3">,</text:span>儘可能降低風險與副作用<text:span text:style-name="T3">,</text:span>但他永遠都不可能保證任何絕對有益而絕對無害的醫療處置<text:span text:style-name="T3">. <text:line-break/><text:line-break/></text:span>就算吃飯也可能噎死<text:span text:style-name="T3">,</text:span>但我們不會因此不吃飯<text:span text:style-name="T3">.</text:span>在台灣每天出門被車撞的風險更是遠遠高於統一發票得獎兩百元的機率<text:span text:style-name="T3">,</text:span>但我們還是每天冒著所謂生命危險出門<text:span text:style-name="T3">.<text:line-break/><text:line-break/></text:span>換句話說<text:span text:style-name="T3">,</text:span>這是一種機率問題<text:span text:style-name="T3">,</text:span>以極低的機率為理由來阻止或譴責某種具有重大利益的行為是很愚蠢也是很偽善的<text:span text:style-name="T3">.</text:span>就如<text:span text:style-name="T3">Assange</text:span>在法庭上所說<text:span text:style-name="T3">: </text:span>美國英國追捕他的這段短短的時間就已經殺了幾千人<text:span text:style-name="T3">,</text:span>但這些兩手血腥的政客卻反過來譴責他<text:span text:style-name="T3">. </text:span>豈不荒唐<text:span text:style-name="T3">?</text:span></text:p>
      <text:p text:style-name="P1"><text:span text:style-name="T1">陳真</text:span><text:s/>  |  2010.12.16 15:04   |   <text:a xlink:type="simple" xlink:href="http://palinfo.habago.org/Entry?Command=Information_PrintForum&amp;iPage=582#FORUM21481"><text:span text:style-name="T2">#</text:span></text:a></text:p>
      <text:p text:style-name="P2">玩具魔力難敵<text:span text:style-name="T3"><text:s/></text:span>母怒告麥當勞<text:span text:style-name="T3"><text:line-break/><text:line-break/></text:span>更新日期<text:span text:style-name="T3">:2010/12/16 12:05 </text:span>李威翰<text:span text:style-name="T3"> <text:line-break/><text:line-break/></text:span>（法新社洛杉磯<text:span text:style-name="T3">15</text:span>日電）<text:span text:style-name="T3"><text:s/></text:span>加州<text:span text:style-name="T3">1</text:span>名有<text:span text:style-name="T3">2</text:span>個小孩的母親今天帶頭發起集體訴訟，控告麥當勞的快樂兒童餐玩具引誘兒童吃不健康的食物。<text:span text:style-name="T3"><text:line-break/><text:line-break/></text:span>帕蘭（<text:span text:style-name="T3">Monet Parham</text:span>）女士帶頭發起的訴訟，獲得公益科學中心（<text:span text:style-name="T3">CSPI</text:span>）支持，期望讓這間速食業巨擘停止以玩具向小孩子行銷。<text:span text:style-name="T3"><text:line-break/><text:line-break/>CSPI</text:span>指這種行銷方式剝削兒童。帕蘭說，她<text:span text:style-name="T3">6</text:span>歲的女兒之所以要吃麥當勞，是為了芭比娃娃、愛卡莉（<text:span text:style-name="T3">i-Carly</text:span>）、史瑞克（<text:span text:style-name="T3">Shrek</text:span>）、草莓甜心（<text:span text:style-name="T3">StrawberryShortcake</text:span>）等玩具。<text:span text:style-name="T3"><text:line-break/><text:line-break/></text:span>她說：「誠如忙碌的上班族父母所知，我們必須向孩子一再說不，而麥當勞讓這件事難上加難。」<text:span text:style-name="T3"><text:line-break/><text:line-break/>CSPI</text:span>引述資料表示，兒童的認知成熟度，不足以了解廣告說服的本意。<text:span text:style-name="T3"><text:line-break/><text:line-break/></text:span>麥當勞表示會傾全力打官司。帕蘭和<text:span text:style-name="T3">CSPI</text:span>說，已向舊金山的加州高等法院提告。（譯者：中央社李威翰）</text:p>
      <text:p text:style-name="P1"><text:span text:style-name="T1">李秉叡</text:span><text:s/>  |  2010.12.16 14:53   |   <text:a xlink:type="simple" xlink:href="http://palinfo.habago.org/Entry?Command=Information_PrintForum&amp;iPage=582#FORUM21480"><text:span text:style-name="T2">#</text:span></text:a></text:p>
      <text:p text:style-name="P3">現在最常聽到的一種反維基洩密的說法是<text:span text:style-name="T3">: </text:span>洩密將招來危險<text:span text:style-name="T3">. </text:span>但我看只是招來某些個人的危險而於公眾無害<text:span text:style-name="T3">,</text:span>至少是利遠多於弊<text:span text:style-name="T3">.<text:line-break/><text:line-break/></text:span>而且<text:span text:style-name="T3">,</text:span>只要是公眾事務<text:span text:style-name="T3">,</text:span>在我看來就不應該有任何祕密可言<text:span text:style-name="T3">. </text:span>即使是<text:span text:style-name="T3">spy</text:span>被洩露身份後的確可能招來危險<text:span text:style-name="T3">,</text:span>但他能怪誰呢<text:span text:style-name="T3">? </text:span>畢竟你不應該期待人們應該體貼你的什麼祕密行動<text:span text:style-name="T3">. <text:line-break/><text:line-break/></text:span>就好像你既然要上戰場打仗<text:span text:style-name="T3">,</text:span>就不該怪別人為何朝你開槍<text:span text:style-name="T3">. spy</text:span>的所謂祕密行動<text:span text:style-name="T3">,</text:span>基本上不外就是暗中搞破壞<text:span text:style-name="T3">,</text:span>暗中偷東西等等<text:span text:style-name="T3">,</text:span>對不知情者或是對敵人甚至對大眾而言<text:span text:style-name="T3">,</text:span>難道就不構成危險<text:span text:style-name="T3">? </text:span>誰知道你暗中在搞什麼鬼呢<text:span text:style-name="T3">? </text:span>誰知道你是否真的在為公眾利益打拼或只是犧牲別人來為一己一黨一國之私打拼<text:span text:style-name="T3">.<text:line-break/><text:line-break/></text:span>洩密確有道德問題<text:span text:style-name="T3">,</text:span>比方說<text:span text:style-name="T3">,</text:span>某些維權人士或反政府組織可能因秘密行動曝光而招來危險<text:span text:style-name="T3">. </text:span>但這樣的道德風險大小當然是要看洩密者存的是什麼心<text:span text:style-name="T3">. Assange</text:span>主導下的維基解密自然是衝著無惡不作的西方列強而來<text:span text:style-name="T3">,</text:span>他當然不會故意去洩弱勢者一方基於自保的祕密<text:span text:style-name="T3">.<text:line-break/>----------------------------------------------<text:line-break/></text:span>問題是之前公布的那份全球機密基礎設施清單，不會危害公眾利益嗎？之前說不會，但是在這次瑞典拱不攻擊事件之後，就沒那麼確定了。</text:p>
      <text:p text:style-name="P1"><text:span text:style-name="T1">陳真</text:span><text:s/>  |  2010.12.15 01:25   |   <text:a xlink:type="simple" xlink:href="http://palinfo.habago.org/Entry?Command=Information_PrintForum&amp;iPage=582#FORUM21472"><text:span text:style-name="T2">#</text:span></text:a></text:p>
      <text:p text:style-name="P2">所謂<text:span text:style-name="T3"><text:s/>"</text:span>性侵<text:span text:style-name="T3">" </text:span>罪名並不正確<text:span text:style-name="T3">,</text:span>兩位控告者承認是自願與之上床<text:span text:style-name="T3">,</text:span>她們對<text:span text:style-name="T3">Assange</text:span>的指控罪名是說他在性愛過程中沒帶或<text:span text:style-name="T3"><text:s/>"</text:span>沒帶好<text:span text:style-name="T3">" </text:span>保險套<text:span text:style-name="T3">(</text:span>據說是套子破了<text:span text:style-name="T3">). <text:line-break/><text:line-break/></text:span>除此之外<text:span text:style-name="T3">,</text:span>一些跡象顯示內情似乎不單純<text:span text:style-name="T3">. </text:span>例如控告者之一是維基解密的志工<text:span text:style-name="T3">,</text:span>但這名志工卻屬於一個基督教右派團體<text:span text:style-name="T3">. <text:line-break/><text:line-break/></text:span>不過<text:span text:style-name="T3">,</text:span>不管怎麼樣<text:span text:style-name="T3">,</text:span>根據這些指控來把<text:span text:style-name="T3">Assange</text:span>列為全球頭號通緝要犯<text:span text:style-name="T3">,</text:span>很顯然是欲加之罪何患無詞<text:span text:style-name="T3">,</text:span>只是想要他的命或封住他的嘴巴<text:span text:style-name="T3">.<text:line-break/><text:line-break/></text:span>這種手段其實也挺常見<text:span text:style-name="T3">,</text:span>蠻<text:span text:style-name="T3"><text:s/>"</text:span>傳統<text:span text:style-name="T3">" </text:span>的<text:span text:style-name="T3">. </text:span>當我唸大學三餐不繼日夜打工兼了五個家教工作依然難以維生而一度窮到跑去賣血餓到僅剩四十幾公斤時<text:span text:style-name="T3">,</text:span>情治單位卻在校園裏裏外外包括一些高中<text:span text:style-name="T3">,</text:span>散播謠言說我跟一群黨外流氓在經營私娼館<text:span text:style-name="T3">,</text:span>大發暴利<text:span text:style-name="T3">. </text:span>造謠是為了防止學弟妹特別是護理系學生或他校學生受到我的<text:span text:style-name="T3"><text:s/>"</text:span>蠱惑<text:span text:style-name="T3">".<text:line-break/><text:line-break/></text:span>政治骯髒不足為奇<text:span text:style-name="T3">,</text:span>令人驚訝的是<text:span text:style-name="T3">,</text:span>不管多麼荒謬的指控似乎都還是會有人相信<text:span text:style-name="T3">; </text:span>也許是<text:span text:style-name="T3"><text:s/>"</text:span>故意<text:span text:style-name="T3">" </text:span>想要相信吧<text:span text:style-name="T3">,</text:span>這樣一種<text:span text:style-name="T3"><text:s/>"</text:span>故意<text:span text:style-name="T3">" </text:span>要信的心態<text:span text:style-name="T3">,</text:span>在我看來比造謠者還邪門<text:span text:style-name="T3">.<text:line-break/><text:line-break/></text:span>有個很膽小但卻暗地裏或心裏頭偷偷摸摸私私密密支持黨外的同學<text:span text:style-name="T3">,</text:span>幾年後痛哭流涕地告訴我說<text:span text:style-name="T3">,</text:span>他也曾經相信我真的在經營私娼館或販賣人口之類<text:span text:style-name="T3">,</text:span>幾年來為此良心不安<text:span text:style-name="T3">,</text:span>因此向我表示懺悔<text:span text:style-name="T3">.<text:line-break/><text:line-break/>2000</text:span>年民進黨上台執政後<text:span text:style-name="T3">,</text:span>這位膽小的同學突然也跟著膽子大了<text:span text:style-name="T3">,</text:span>變成愛台灣急先鋒<text:span text:style-name="T3">,</text:span>凡是誰不願仇視大陸人或者去大陸旅遊便遭其指責不愛台灣<text:span text:style-name="T3">.<text:line-break/><text:line-break/></text:span>應該是魯迅說的吧<text:span text:style-name="T3">,</text:span>他說戰士永遠是戰士<text:span text:style-name="T3">,</text:span>戰士死了還是一名戰士<text:span text:style-name="T3">,</text:span>戰士屍首上儘管蒼蠅環繞<text:span text:style-name="T3">,</text:span>嗡嗡嗡的好不威風<text:span text:style-name="T3">,</text:span>但再怎麼威風<text:span text:style-name="T3">,</text:span>蒼蠅也永遠還是蒼蠅<text:span text:style-name="T3">. <text:line-break/><text:line-break/></text:span>一個人面對一個時代一個世界<text:span text:style-name="T3">,</text:span>面對自己的生命<text:span text:style-name="T3">,</text:span>要頂天或立地<text:span text:style-name="T3">,</text:span>或是嗡嗡嗡地搖旗吶喊儘幹些或想些沒啥出息的事<text:span text:style-name="T3">,</text:span>其實全看你自己的抉擇<text:span text:style-name="T3">,</text:span>沒有任何力量可以攔住一個人結結實實地活著<text:span text:style-name="T3">.<text:line-break/><text:line-break/></text:span>陳真<text:span text:style-name="T3"><text:line-break/>============<text:line-break/><text:line-break/></text:span>亞桑傑獲准交保<text:span text:style-name="T3"><text:s/></text:span>決繼續爆料<text:span text:style-name="T3"><text:line-break/><text:line-break/></text:span>更新日期<text:span text:style-name="T3">:2010/12/15 00:24 </text:span>（中央社倫敦<text:span text:style-name="T3">14</text:span>日綜合外電報導）英國法院今天允許遭羈押的爆料網站「維基解密」（<text:span text:style-name="T3">WIkiLeaks</text:span>）創辦人亞桑傑交保。亞桑傑因為在瑞典被控犯下性侵罪，而在英國遭到逮捕，他無視批評和壓力，誓言將繼續爆料。<text:span text:style-name="T3"><text:line-break/><text:line-break/></text:span>主審法官瑞德爾（<text:span text:style-name="T3">Howard Riddle</text:span>）裁定，允許亞桑傑有條件交保，直至明年<text:span text:style-name="T3">1</text:span>月<text:span text:style-name="T3">11</text:span>日下次聽審庭。不過，亞桑傑不會立即獲釋，因為代表瑞典檢方的英國律師有兩小時時間，考量是否要針對這項裁定提出抗告。<text:span text:style-name="T3"><text:line-break/><text:line-break/></text:span>保釋條件包括支持者已協助籌措的<text:span text:style-name="T3">24</text:span>萬英鎊（<text:span text:style-name="T3">38</text:span>萬美元）保釋金、交出護照、戴電子裝置以及在索夫克（<text:span text:style-name="T3">Suffolk</text:span>）一處住所遵守宵禁規定，且每晚必須向當地警察局報到。<text:span text:style-name="T3"><text:line-break/><text:line-break/></text:span>亞桑傑主持的維基解密網站，近來公布所取得<text:span text:style-name="T3">25</text:span>萬件美國外交密電中的一部分，令美國政府大為惱火。<text:span text:style-name="T3"><text:line-break/><text:line-break/>39</text:span>歲的亞桑傑今年被控於他在瑞典停留期間，性侵當地<text:span text:style-name="T3">2</text:span>名維基解密網站女志工。他否認上述指控，力抗瑞典將他引渡回國受審。<text:span text:style-name="T3"><text:line-break/><text:line-break/></text:span>美國「有線電視新聞網」（<text:span text:style-name="T3">CNN</text:span>）在亞桑傑保釋聽證會開庭前公布的民調顯示，英國有<text:span text:style-name="T3">44%</text:span>受訪者認為，瑞典針對亞桑傑的性侵害指控只是個藉口，好讓美國政府能夠起訴他揭露秘密電文。<text:span text:style-name="T3">13%</text:span>對此持反對意見，<text:span text:style-name="T3">43%</text:span>未表態。<text:span text:style-name="T3"><text:line-break/><text:line-break/></text:span>有<text:span text:style-name="T3">41%</text:span>受訪者認為亞桑傑不應該因公布秘密電文被起訴，<text:span text:style-name="T3">30%</text:span>認為應該被起訴，其餘<text:span text:style-name="T3">29%</text:span>則尚無意見。當被問及「維基解密公布機密電文的行為是否正確」時，<text:span text:style-name="T3">42%</text:span>受訪者同意，<text:span text:style-name="T3">33%</text:span>不同意，<text:span text:style-name="T3">25%</text:span>未表示意見。<text:span text:style-name="T3"><text:line-break/><text:line-break/></text:span>澳洲電視台今天報導，亞桑傑稍早告訴前往探視他的母親，儘管來自華府與其他地方的譴責聲浪不斷，他還是會繼續公布美國的機密電文。<text:span text:style-name="T3"><text:line-break/><text:line-break/></text:span>亞桑傑透過母親發表書面聲明說：「我的信念堅定不移，我仍忠於我所傳達的理念。現在的處境並不會動搖它們。如果這個過程中有什麼增強了我的決心，那就是它們是真實且正確的。」<text:span text:style-name="T3"><text:line-break/><text:line-break/></text:span>他在出庭前也發表聲明，抨擊威士卡（<text:span text:style-name="T3">Visa</text:span>）、萬事達卡（<text:span text:style-name="T3">MasterCard</text:span>）和線上交易支付平台<text:span text:style-name="T3">PayPal</text:span>封鎖各界對維基解密的捐款。<text:span text:style-name="T3"><text:line-break/><text:line-break/></text:span>亞桑傑聲稱，這些企業是「美國外交政策的工具」，不過他鄭重宣告，這些業者的行動無法阻止維基解密繼續公布數以千計的美國機密外交電報。<text:span text:style-name="T3">991215</text:span></text:p>
      <text:p text:style-name="P1"><text:span text:style-name="T1">陳真</text:span><text:s/>  |  2010.12.14 15:20   |   <text:a xlink:type="simple" xlink:href="http://palinfo.habago.org/Entry?Command=Information_PrintForum&amp;iPage=582#FORUM21469"><text:span text:style-name="T2">#</text:span></text:a></text:p>
      <text:p text:style-name="P3">我倒是沒有選邊靠的困擾<text:span text:style-name="T3">,</text:span>不認旗子不認<text:span text:style-name="T3"><text:s/>"</text:span>邊<text:span text:style-name="T3">",</text:span>只要當下美感上對了就對了<text:span text:style-name="T3">,</text:span>哪天弱者若使壞<text:span text:style-name="T3">,</text:span>照樣與之為敵<text:span text:style-name="T3">,</text:span>哪來選擇上的困難<text:span text:style-name="T3">?<text:line-break/><text:line-break/></text:span>困難或許是出自一種本質論的錯覺<text:span text:style-name="T3">,</text:span>以為我方等於善敵方必然惡<text:span text:style-name="T3">,</text:span>一般是科學小飛俠看太多比較會有這種敵我錯覺<text:span text:style-name="T3">,</text:span>以為某方便是名門正派<text:span text:style-name="T3">,</text:span>某方則是魔教<text:span text:style-name="T3">.<text:line-break/><text:line-break/></text:span>我常說我早在二十幾年前就已經<text:span text:style-name="T3"><text:s/>"</text:span>推翻<text:span text:style-name="T3">" </text:span>了國民黨<text:span text:style-name="T3">,</text:span>正確地說是推翻自己的錯覺<text:span text:style-name="T3">. </text:span>記得二十幾年前有一天<text:span text:style-name="T3">,</text:span>我在報上無意中看到一般根本看不到的宮廷人物林洋港<text:span text:style-name="T3">. </text:span>那篇報導寫說林洋港有著兒孫滿堂<text:span text:style-name="T3">. </text:span>我感覺很訝異<text:span text:style-name="T3">,</text:span>怎麼連魔教中人也會有孫子<text:span text:style-name="T3">? </text:span>真不可思議<text:span text:style-name="T3">. </text:span>於是我終於想通了<text:span text:style-name="T3">,</text:span>原來魔教也是人<text:span text:style-name="T3">,</text:span>名門正派也是人<text:span text:style-name="T3">,</text:span>既然大家都是人<text:span text:style-name="T3">,</text:span>所謂正與魔便只是一種暫時性的分類而無所謂<text:span text:style-name="T3"><text:s/>"</text:span>本質<text:span text:style-name="T3">". </text:span>在那天之後<text:span text:style-name="T3">,</text:span>國民黨做為一個惡魔黨就已經被我打從心底給推翻了<text:span text:style-name="T3">.</text:span>我不再覺得<text:span text:style-name="T3"><text:s/>"</text:span>他們<text:span text:style-name="T3">" </text:span>跟<text:span text:style-name="T3"><text:s/>"</text:span>我們<text:span text:style-name="T3">" </text:span>有何不同<text:span text:style-name="T3">.</text:span>他們很多混蛋<text:span text:style-name="T3">,</text:span>我們這邊人渣卻也不少<text:span text:style-name="T3">,</text:span>沒啥兩樣<text:span text:style-name="T3">. </text:span>他們有些為人正直剛烈<text:span text:style-name="T3">,</text:span>我們當然也不全是卑鄙無恥的小人<text:span text:style-name="T3">. <text:line-break/><text:line-break/></text:span>這麼簡單的一個道理<text:span text:style-name="T3">,</text:span>想不到卻如此難懂<text:span text:style-name="T3">,</text:span>可是一朝懂了便永遠都懂了<text:span text:style-name="T3">.<text:line-break/><text:line-break/></text:span>要是有人在三十年前跟我提出<text:span text:style-name="T3"><text:s/>"</text:span>預言<text:span text:style-name="T3">" </text:span>說我有一天會投票給國民黨<text:span text:style-name="T3">,</text:span>我一定會覺得他頭殼壞去了<text:span text:style-name="T3">. </text:span>但事實上的發展卻是<text:span text:style-name="T3">: </text:span>我早已經超過<text:span text:style-name="T3">20</text:span>年不再投票給我所參與創立的民進黨<text:span text:style-name="T3">,</text:span>理由是<text:span text:style-name="T3">: </text:span>原來號稱行俠仗義的科學小飛俠許多時候比惡魔黨還邪門還更卑鄙齷齪<text:span text:style-name="T3">.<text:line-break/><text:line-break/></text:span>似乎早年的稚嫩生命總是很容易以敵我善惡的本質論來看待一切<text:span text:style-name="T3">,</text:span>就連維根斯坦那樣的絕世天才<text:span text:style-name="T3">,</text:span>早期依然努力在尋找一種根本不存在的所謂語言的邏輯本質<text:span text:style-name="T3">. </text:span>其實哪來什麼本質<text:span text:style-name="T3">,</text:span>哪來什麼對應的世界圖像<text:span text:style-name="T3">,</text:span>媽咧個逼就是媽咧個逼<text:span text:style-name="T3">,</text:span>它沒有什麼本質性的意涵在裏頭<text:span text:style-name="T3">,</text:span>更沒有對應於外部任何現象或實存<text:span text:style-name="T3">.<text:line-break/><text:line-break/></text:span>語言也好<text:span text:style-name="T3">,</text:span>其所描繪的活生生的世界也罷<text:span text:style-name="T3">,</text:span>在我看來不過就像一種嘆息<text:span text:style-name="T3">,</text:span>輕輕地來<text:span text:style-name="T3">,</text:span>輕輕地去<text:span text:style-name="T3">,</text:span>形無所似<text:span text:style-name="T3">,</text:span>意無所指<text:span text:style-name="T3">. </text:span>套句維根斯坦的名言<text:span text:style-name="T3">: This is simply what I do,</text:span>我們不過就是這麼活罷了<text:span text:style-name="T3">; </text:span>本質云云<text:span text:style-name="T3">,</text:span>只是庸人自擾自欺欺人<text:span text:style-name="T3">.</text:span></text:p>
      <text:p text:style-name="P1"><text:span text:style-name="T1">陳聖</text:span><text:s/>  |  2010.12.14 11:31   |   <text:a xlink:type="simple" xlink:href="http://palinfo.habago.org/Entry?Command=Information_PrintForum&amp;iPage=582#FORUM21468"><text:span text:style-name="T2">#</text:span></text:a></text:p>
      <text:p text:style-name="P2">當年賺人熱淚、楚楚可憐的媳婦，如今熬成了婆。我們都還來不及為她慶幸，她就開始折磨起新進門的媳婦來了。如果這是人性之必然，我們該用那一套情緒面對？以巴、朝野、貧富<text:span text:style-name="T3">....<text:line-break/><text:line-break/></text:span>「同情弱者」自然也是人性，是我們不能控制的。無法不心痛，就是會掉淚。但是，理智上、歷史上都告訴你，被壓迫的一方一旦得勢，總是忙不迭的扮演起壓迫的一方。我們該如何選邊站？<text:span text:style-name="T3"><text:line-break/><text:line-break/></text:span>不選邊，是懦弱可恥；選邊站，又是可悲可歎。<text:span text:style-name="T3"><text:line-break/><text:line-break/></text:span>「不抉擇」終究成了最大最難的抉擇。</text:p>
      <text:p text:style-name="P1"><text:span text:style-name="T1">陳真</text:span><text:s/>  |  2010.12.13 04:35   |   <text:a xlink:type="simple" xlink:href="http://palinfo.habago.org/Entry?Command=Information_PrintForum&amp;iPage=582#FORUM21461"><text:span text:style-name="T2">#</text:span></text:a></text:p>
      <text:p text:style-name="P4"><text:span text:style-name="T1">我常引用柯波拉對他的</text:span><text:s/>"<text:span text:style-name="T1">現代啟示錄</text:span>" <text:span text:style-name="T1">所說的一句話</text:span>: <text:span text:style-name="T1">這電影並不反戰</text:span>,<text:span text:style-name="T1">而是反對謊言</text:span>. Assange<text:span text:style-name="T1">也如此定位自己</text:span>,<text:span text:style-name="T1">他說</text:span>:<text:line-break/><text:line-break/>People have said I am anti-war: for the record, I am not. Sometimes nations need to go to war, and there are just wars. But there is nothing more wrong than a government lying to its people about those wars, then asking these same citizens to put their lives and their taxes on the line for those lies. If a war is justified, then tell the truth and the people will decide whether to support it.<text:line-break/><text:line-break/><text:span text:style-name="T1">我自己也差不多是這樣一個</text:span><text:s/>"<text:span text:style-name="T1">反謊言</text:span>" <text:span text:style-name="T1">的立場</text:span>,<text:span text:style-name="T1">或許跟他們稍微不一樣的是</text:span>: <text:line-break/><text:line-break/>1. <text:span text:style-name="T1">不管是侵略或號稱反侵略</text:span>,<text:span text:style-name="T1">我沒見過哪個戰爭不是建立在一堆謊言的基礎上</text:span>.<text:line-break/><text:line-break/>2. <text:span text:style-name="T1">不管是侵略或號稱反侵略的戰爭</text:span>,<text:span text:style-name="T1">總是以人民為芻狗</text:span>,<text:span text:style-name="T1">任意殘殺手無寸鐵者</text:span>.<text:line-break/><text:line-break/><text:span text:style-name="T1">結論是</text:span>: <text:span text:style-name="T1">若有這麼一種戰爭是由各國領導及民代和高官還有軍火商等人</text:span>,<text:span text:style-name="T1">出面為民先鋒</text:span>,<text:span text:style-name="T1">互相廝殺</text:span>,<text:span text:style-name="T1">我倒是一點也不反對這樣一種戰爭</text:span>.<text:line-break/><text:line-break/>Assange <text:span text:style-name="T1">寫的</text:span>: "Don't shoot messenger for revealing uncomfortable truths " <text:span text:style-name="T1">請見</text:span>: <text:line-break/><text:line-break/>http://current. com/1neht4c<text:line-break/><text:line-break/>p.s.: <text:span text:style-name="T1">電腦不讓我貼出正確網址</text:span>,<text:span text:style-name="T1">只好做點手腳</text:span>, <text:span text:style-name="T1">各位必須把</text:span>cuurent. <text:span text:style-name="T1">和</text:span><text:s/>com<text:span text:style-name="T1">之間的空白去掉才是正確網址</text:span>.</text:p>
      <text:p text:style-name="P1"><text:span text:style-name="T1">良哲</text:span><text:s/>  |  2010.12.11 11:11   |   <text:a xlink:type="simple" xlink:href="http://palinfo.habago.org/Entry?Command=Information_PrintForum&amp;iPage=582#FORUM21438"><text:span text:style-name="T2">#</text:span></text:a></text:p>
      <text:p text:style-name="P2"><text:span text:style-name="T3">RT</text:span>做一個有意思的報導：線上捐款機制聲稱，因為維基解密進行違法行為，所以中止其捐款機制。<text:span text:style-name="T3">RT</text:span>指出，線上捐款竟允許顧客捐款給三<text:span text:style-name="T3">K</text:span>黨，卻不能捐給維基解密。</text:p>
      <text:p text:style-name="P1">Dennis   |  2010.12.10 21:54   |   <text:a xlink:type="simple" xlink:href="http://palinfo.habago.org/Entry?Command=Information_PrintForum&amp;iPage=582#FORUM21436"><text:span text:style-name="T2">#</text:span></text:a></text:p>
      <text:p text:style-name="P3"><text:span text:style-name="T3">http://t.sina.com.cn/igto<text:line-break/></text:span><text:span text:style-name="T4">↑</text:span>這是「以色列旅遊局」在微博的帳號<text:span text:style-name="T3"><text:line-break/></text:span>雖然不知道管理這個帳號的是以色列人，或是以色列駐華<text:span text:style-name="T3">(</text:span>中國大陸<text:span text:style-name="T3">)</text:span>單位僱用的華人<text:span text:style-name="T3"><text:line-break/></text:span>但這兒或許也是一個有可能碰得到以色列政府人員的地方</text:p>
      <text:p text:style-name="P1"><text:span text:style-name="T1">陳真</text:span><text:s/>  |  2010.12.10 18:46   |   <text:a xlink:type="simple" xlink:href="http://palinfo.habago.org/Entry?Command=Information_PrintForum&amp;iPage=582#FORUM21435"><text:span text:style-name="T2">#</text:span></text:a></text:p>
      <text:p text:style-name="P2">當我感到絕望<text:span text:style-name="T3">,</text:span>常想起這首詩<text:span text:style-name="T3">,</text:span>特別喜歡<text:span text:style-name="T3"><text:s/>"</text:span>是時候了<text:span text:style-name="T3">" </text:span>這樣一種氣魄<text:span text:style-name="T3">,</text:span>也特喜歡這四句<text:span text:style-name="T3">: <text:line-break/><text:line-break/>"</text:span>誰此時沒有房子，就不必建造，誰這時孤獨，就永遠孤獨，就醒來，讀書，寫長長的信，在林蔭路上不停地徘徊，落葉紛飛。<text:span text:style-name="T3">" <text:line-break/><text:line-break/></text:span>十幾年來似乎都在<text:span text:style-name="T3"><text:s/>"</text:span>讀書<text:span text:style-name="T3">,</text:span>寫長長的信<text:span text:style-name="T3">",</text:span>也不知道寫來幹嘛<text:span text:style-name="T3">,</text:span>讀了又能如何<text:span text:style-name="T3">.<text:line-break/><text:line-break/></text:span>陳真<text:span text:style-name="T3"><text:line-break/>=============<text:line-break/></text:span>秋日<text:span text:style-name="T3"><text:line-break/><text:line-break/>By R. M. Rilke<text:line-break/><text:line-break/></text:span>（北島<text:span text:style-name="T3"><text:s/></text:span>譯）<text:span text:style-name="T3"><text:line-break/><text:line-break/></text:span>主啊，是時候了。<text:span text:style-name="T3"><text:line-break/><text:line-break/></text:span>夏天盛極一時。<text:span text:style-name="T3"><text:line-break/><text:line-break/></text:span>把你的陰影置於日晷上，<text:span text:style-name="T3"><text:line-break/><text:line-break/></text:span>讓風吹過牧場。<text:span text:style-name="T3"><text:line-break/><text:line-break/></text:span>讓枝頭最後的果實飽滿，<text:span text:style-name="T3"><text:line-break/><text:line-break/></text:span>再給兩天南方的好天氣，<text:span text:style-name="T3"><text:line-break/><text:line-break/></text:span>催它們成熟，<text:span text:style-name="T3"><text:line-break/><text:line-break/></text:span>把最後的甘甜壓進濃酒。<text:span text:style-name="T3"><text:line-break/><text:line-break/></text:span>誰此時沒有房子，就不必建造，<text:span text:style-name="T3"><text:line-break/><text:line-break/></text:span>誰這時孤獨，就永遠孤獨，<text:span text:style-name="T3"><text:line-break/><text:line-break/></text:span>就醒來，讀書，寫長長的信，<text:span text:style-name="T3"><text:line-break/><text:line-break/></text:span>在林蔭路上不停地徘徊，落葉紛飛。</text:p>
      <text:p text:style-name="P5"/>
      <text:p text:style-name="P1"><text:span text:style-name="T1">陳真</text:span><text:s/>  |  2010.12.10 18:36   |   <text:a xlink:type="simple" xlink:href="http://palinfo.habago.org/Entry?Command=Information_PrintForum&amp;iPage=583#FORUM21434"><text:span text:style-name="T2">#</text:span></text:a></text:p>
      <text:p text:style-name="P2">更正<text:span text:style-name="T3">: </text:span>那不是北島的詩<text:span text:style-name="T3">,</text:span>是北島最愛的詩人里爾克寫的詩<text:span text:style-name="T3">.</text:span>北島說他因為<text:span text:style-name="T3">RILKE</text:span>這首詩而頒給他最偉大詩人的桂冠<text:span text:style-name="T3">. </text:span>我有同感<text:span text:style-name="T3">.</text:span></text:p>
      <text:p text:style-name="P1"><text:span text:style-name="T1">陳真</text:span><text:s/>  |  2010.12.10 17:33   |   <text:a xlink:type="simple" xlink:href="http://palinfo.habago.org/Entry?Command=Information_PrintForum&amp;iPage=583#FORUM21432"><text:span text:style-name="T2">#</text:span></text:a></text:p>
      <text:p text:style-name="P3">我越來越相信<text:span text:style-name="T3"><text:s/>“</text:span>靈魂<text:span text:style-name="T3">” </text:span>這麼一回事<text:span text:style-name="T3">; </text:span>我甚至還相信永恆<text:span text:style-name="T3">, </text:span>就像牛頓力學那樣<text:span text:style-name="T3">, </text:span>動者恆動<text:span text:style-name="T3">, </text:span>靜者恆靜<text:span text:style-name="T3">. </text:span>一個人若曾經有一秒鐘誤解你<text:span text:style-name="T3">, </text:span>那一秒恐怕便是永恆了<text:span text:style-name="T3">, </text:span>你不用期待他往後對你會有更好的理解<text:span text:style-name="T3">. <text:line-break/><text:line-break/></text:span>北島有詩云<text:span text:style-name="T3">, </text:span>立秋了<text:span text:style-name="T3">, </text:span>葉子都已灑落<text:span text:style-name="T3">, </text:span>那些還在建造房子的<text:span text:style-name="T3">, </text:span>就註定一輩子建造<text:span text:style-name="T3">; </text:span>那些還在流亡的就永遠流亡吧<text:span text:style-name="T3">, </text:span>別再期待回到家了<text:span text:style-name="T3">. <text:line-break/><text:line-break/></text:span>高達說得沒錯<text:span text:style-name="T3">: </text:span>讓愛人者去愛<text:span text:style-name="T3">, </text:span>讓殺人者去殺<text:span text:style-name="T3">, </text:span>讓說謊者去說謊<text:span text:style-name="T3">, </text:span>讓誤解者去誤解<text:span text:style-name="T3">, </text:span>讓孤獨者去孤獨<text:span text:style-name="T3">, </text:span>讓<text:span text:style-name="T3">xxx</text:span>者去<text:span text:style-name="T3">xx. </text:span>每個人總是會在他所屬的那個角色上終其一生<text:span text:style-name="T3">. </text:span>我們所能做的<text:span text:style-name="T3">, </text:span>因此大概也不會有多少選擇<text:span text:style-name="T3">, </text:span>與其說<text:span text:style-name="T3"><text:s/>“</text:span>任世界如其所是<text:span text:style-name="T3">” (Leave the world as it is )(</text:span>維根斯坦語<text:span text:style-name="T3">), </text:span>不如把這個<text:span text:style-name="T3">leave</text:span>字給去掉<text:span text:style-name="T3">, </text:span>因為那是多餘的<text:span text:style-name="T3">, </text:span>這也難怪維根斯坦在<text:span text:style-name="T3">Tractatus</text:span>一書中辛苦講邏輯講半天最後卻結論說<text:span text:style-name="T3">: “</text:span>凡是那些了解我的人<text:span text:style-name="T3">, </text:span>就會知道我所說的一切毫無意義<text:span text:style-name="T3">”. <text:line-break/><text:line-break/></text:span>你根本不需要<text:span text:style-name="T3"><text:s/>“leave” the world as it is, </text:span>彷彿你若不<text:span text:style-name="T3"><text:s/>“leave” it as it is</text:span>這世界就會有所不同似的<text:span text:style-name="T3">. </text:span>這就好像我們根本不需要說<text:span text:style-name="T3">leave logic as it is (</text:span>任邏輯如其所是<text:span text:style-name="T3">). </text:span>因為不管你<text:span text:style-name="T3">leave</text:span>或不<text:span text:style-name="T3">leave</text:span>、任或不任<text:span text:style-name="T3">, </text:span>邏輯永遠就是那麼一回事<text:span text:style-name="T3">.<text:line-break/><text:line-break/></text:span>以下純屬虛構<text:span text:style-name="T3">, </text:span>若有雷同<text:span text:style-name="T3">, </text:span>恐怕不是巧合<text:span text:style-name="T3">.<text:line-break/><text:line-break/></text:span>溝通<text:span text:style-name="T3"><text:line-break/><text:line-break/>M: </text:span>是我啦<text:span text:style-name="T3">.</text:span>久不見好久不見<text:span text:style-name="T3">.<text:line-break/></text:span>我<text:span text:style-name="T3">: </text:span>對啊<text:span text:style-name="T3">.</text:span>好久不見<text:span text:style-name="T3">.<text:line-break/>M: </text:span>十幾二十年了也都不連絡<text:span text:style-name="T3">, </text:span>寫信也不回<text:span text:style-name="T3">.<text:line-break/></text:span>我<text:span text:style-name="T3">: </text:span>對不起啊<text:span text:style-name="T3">, </text:span>太忙了<text:span text:style-name="T3">, </text:span>我本來就不太能有時間<text:span text:style-name="T3">...<text:line-break/>M: </text:span>什麼時候邀請大師來給我們上上課<text:span text:style-name="T3">.<text:line-break/></text:span>我<text:span text:style-name="T3">: </text:span>大師<text:span text:style-name="T3">? </text:span>你是說我嗎<text:span text:style-name="T3">?<text:line-break/>M: </text:span>對啊<text:span text:style-name="T3">,</text:span>來給我們上上課嘛<text:span text:style-name="T3">.<text:line-break/></text:span>我<text:span text:style-name="T3">: </text:span>我<text:span text:style-name="T3">...</text:span>我不喜歡這些<text:span text:style-name="T3">.<text:line-break/>M: </text:span>哎呀何必那麼客氣<text:span text:style-name="T3">. </text:span>你是大老耶<text:span text:style-name="T3">.<text:line-break/></text:span>我<text:span text:style-name="T3">: </text:span>大老<text:span text:style-name="T3">?<text:line-break/>M: </text:span>對啊<text:span text:style-name="T3">.<text:line-break/></text:span>我<text:span text:style-name="T3">: ...(</text:span>無言<text:span text:style-name="T3">)<text:line-break/>M: </text:span>來給我們上上課啦<text:span text:style-name="T3">.<text:line-break/></text:span>我<text:span text:style-name="T3">: </text:span>我真的不太<text:span text:style-name="T3">...<text:line-break/>M: </text:span>來教教我們啊<text:span text:style-name="T3">.<text:line-break/></text:span>我<text:span text:style-name="T3">: </text:span>謝謝啦<text:span text:style-name="T3">, </text:span>但我沒辦法<text:span text:style-name="T3">…(</text:span>支吾其詞<text:span text:style-name="T3">)<text:line-break/>M: </text:span>來給我們上上課<text:span text:style-name="T3">, </text:span>讓大家開開眼界啊<text:span text:style-name="T3">.<text:line-break/></text:span>我<text:span text:style-name="T3">: </text:span>真的不要啦<text:span text:style-name="T3">,</text:span>我本來就沒有在做什麼演講<text:span text:style-name="T3">.<text:line-break/>M: </text:span>哎呀<text:span text:style-name="T3">, </text:span>太客氣了<text:span text:style-name="T3">.<text:line-break/></text:span>我<text:span text:style-name="T3">:....(</text:span>無言<text:span text:style-name="T3">)<text:line-break/>M: </text:span>劍橋修煉十年<text:span text:style-name="T3">,</text:span>現在是高手了<text:span text:style-name="T3">.<text:line-break/></text:span>我<text:span text:style-name="T3">: ....(</text:span>無言<text:span text:style-name="T3">)<text:line-break/>M: </text:span>或是來做個演講啊<text:span text:style-name="T3">.<text:line-break/></text:span>我<text:span text:style-name="T3">: …(</text:span>苦笑<text:span text:style-name="T3">, </text:span>無言<text:span text:style-name="T3">)<text:line-break/>M: </text:span>教教我們醫生看要怎麼倫理<text:span text:style-name="T3"><text:line-break/></text:span>我<text:span text:style-name="T3">: </text:span>這也需要教嗎<text:span text:style-name="T3">? <text:line-break/>M: </text:span>當然要教啊<text:span text:style-name="T3"><text:line-break/></text:span>我<text:span text:style-name="T3">: </text:span>我不是念醫學倫理<text:span text:style-name="T3">.<text:line-break/>M: </text:span>你不是唸那個嗎<text:span text:style-name="T3">?<text:line-break/></text:span>我<text:span text:style-name="T3">: </text:span>不是啊<text:span text:style-name="T3">.</text:span>我出國頭一年就決定轉系<text:span text:style-name="T3">,</text:span>第二年就離開了醫學院<text:span text:style-name="T3">,</text:span>改唸哲學<text:span text:style-name="T3">.<text:line-break/>M: </text:span>唸什麼<text:span text:style-name="T3">?<text:line-break/></text:span>我<text:span text:style-name="T3">: </text:span>我主要是研究維根斯坦<text:span text:style-name="T3">.<text:line-break/>M: </text:span>維<text:span text:style-name="T3">…? </text:span>喔<text:span text:style-name="T3">, </text:span>是嗎<text:span text:style-name="T3">?</text:span>那這樣教育部也肯給你全額公費留學喔<text:span text:style-name="T3">?<text:line-break/></text:span>我<text:span text:style-name="T3">: </text:span>為什麼不給呢<text:span text:style-name="T3">? </text:span>改唸哲學不是更好嗎<text:span text:style-name="T3">?<text:line-break/>M: </text:span>喔<text:span text:style-name="T3">, </text:span>是啦<text:span text:style-name="T3">, </text:span>是更好唸<text:span text:style-name="T3">, </text:span>大師太客氣了<text:span text:style-name="T3">, </text:span>嘿嘿嘿<text:span text:style-name="T3">.<text:line-break/></text:span>我<text:span text:style-name="T3">: </text:span>我是說更難唸<text:span text:style-name="T3">, </text:span>所以台灣很少人出國念哲學<text:span text:style-name="T3">, </text:span>這樣教育部不是應該更高興嗎<text:span text:style-name="T3">?<text:line-break/>M: </text:span>太客氣了<text:span text:style-name="T3">,</text:span>太客氣了<text:span text:style-name="T3">,</text:span>陳真還是那樣謙虛<text:span text:style-name="T3"><text:line-break/></text:span>我<text:span text:style-name="T3">: ?? (</text:span>無言<text:span text:style-name="T3">)....<text:line-break/>M: </text:span>不簡單不簡單<text:span text:style-name="T3">..<text:line-break/></text:span>我<text:span text:style-name="T3">: ?? (</text:span>無言<text:span text:style-name="T3">)…<text:line-break/>M: XXX</text:span>當選了<text:span text:style-name="T3">, </text:span>有沒有去拜訪你啊<text:span text:style-name="T3">?<text:line-break/></text:span>我<text:span text:style-name="T3">: …(</text:span>欲言又止<text:span text:style-name="T3">)<text:line-break/>M: XXX</text:span>真的很優秀<text:span text:style-name="T3">, </text:span>很不簡單<text:span text:style-name="T3">, </text:span>真正是咱台灣郎<text:span text:style-name="T3">e</text:span>福氣<text:span text:style-name="T3">.<text:line-break/></text:span>我<text:span text:style-name="T3">: …(</text:span>無言<text:span text:style-name="T3">) (OS: </text:span>我不是什麼咱台灣郎<text:span text:style-name="T3">)<text:line-break/>M: </text:span>我請他去拜訪你<text:span text:style-name="T3"><text:line-break/></text:span>我<text:span text:style-name="T3">: </text:span>最好還是不要<text:span text:style-name="T3"><text:line-break/>M: </text:span>你跟他熟嗎<text:span text:style-name="T3">?<text:line-break/></text:span>我<text:span text:style-name="T3">: </text:span>我根本不認識他<text:span text:style-name="T3">.<text:line-break/>M: </text:span>太客氣了<text:span text:style-name="T3">. <text:line-break/></text:span>我<text:span text:style-name="T3">: </text:span>我真的不認識啊<text:span text:style-name="T3">.<text:line-break/>M: XXX</text:span>是這麼好的人<text:span text:style-name="T3">.<text:line-break/></text:span>我<text:span text:style-name="T3">: </text:span>是嗎<text:span text:style-name="T3">? <text:line-break/>M: </text:span>要不要請他去拜訪你<text:span text:style-name="T3">?<text:line-break/></text:span>我<text:span text:style-name="T3">: </text:span>不用啦<text:span text:style-name="T3">, </text:span>拜訪我做什麼<text:span text:style-name="T3">?<text:line-break/>M: </text:span>不用客氣啦<text:span text:style-name="T3">, </text:span>大家都是兄弟<text:span text:style-name="T3"><text:line-break/></text:span>我<text:span text:style-name="T3">: </text:span>他不要叫兄弟來給我砸店就好了<text:span text:style-name="T3">.<text:line-break/>M: </text:span>為什麼要砸店<text:span text:style-name="T3">?<text:line-break/></text:span>我<text:span text:style-name="T3">: </text:span>沒什麼<text:span text:style-name="T3">. </text:span>不足掛齒<text:span text:style-name="T3">.<text:line-break/><text:line-break/>(</text:span>中間突然冷場<text:span text:style-name="T3"><text:s/>30</text:span>秒<text:span text:style-name="T3">)<text:line-break/><text:line-break/>M: YYY</text:span>人也很好啊<text:span text:style-name="T3">, </text:span>也是醫界大老<text:span text:style-name="T3">. </text:span>我請他去拜訪你<text:span text:style-name="T3">.<text:line-break/></text:span>我<text:span text:style-name="T3">: </text:span>真的不用啦<text:span text:style-name="T3">, </text:span>拜訪我做什麼<text:span text:style-name="T3">?<text:line-break/>M: YYY</text:span>人很好啊<text:span text:style-name="T3">, </text:span>我們都一起打牌<text:span text:style-name="T3"><text:line-break/></text:span>我<text:span text:style-name="T3">:…(</text:span>無言<text:span text:style-name="T3">)<text:line-break/>M: XXX</text:span>和<text:span text:style-name="T3">YYY</text:span>他們互相也認識啊<text:span text:style-name="T3">.<text:line-break/></text:span>我<text:span text:style-name="T3">: </text:span>我知道他們互相認識啊<text:span text:style-name="T3">, </text:span>所以我現在出門都很小心<text:span text:style-name="T3">, </text:span>才不會被暗算<text:span text:style-name="T3">. </text:span>警方在我們這一區最近都要加強巡邏<text:span text:style-name="T3">.<text:line-break/>M: </text:span>陳真還是那麼愛說笑<text:span text:style-name="T3">.<text:line-break/></text:span>我<text:span text:style-name="T3">: </text:span>我不是在說笑<text:span text:style-name="T3">.<text:line-break/>M: </text:span>我們行得正怕什麼<text:span text:style-name="T3">.<text:line-break/></text:span>我<text:span text:style-name="T3">: </text:span>就是因為行得正所以才得注意安全<text:span text:style-name="T3">.<text:line-break/>M: </text:span>陳真你沒跟<text:span text:style-name="T3">ZZZ</text:span>連絡嗎<text:span text:style-name="T3">? ZZZ</text:span>當上領導了<text:span text:style-name="T3">, </text:span>沒聘請你去主持<text:span text:style-name="T3">ssss</text:span>工作嗎<text:span text:style-name="T3">?<text:line-break/></text:span>我<text:span text:style-name="T3">: </text:span>為什麼他要請我去<text:span text:style-name="T3">? <text:line-break/>M: </text:span>你們沒連絡嗎<text:span text:style-name="T3">?<text:line-break/></text:span>我<text:span text:style-name="T3">: </text:span>有啊<text:span text:style-name="T3">, </text:span>我回國後他打過兩次電話給我<text:span text:style-name="T3">, </text:span>但我們之間從來不會談工作上的事<text:span text:style-name="T3">.<text:line-break/>M: </text:span>那你當初怎麼會進入<text:span text:style-name="T3">OOXX</text:span>體系<text:span text:style-name="T3">?<text:line-break/></text:span>我<text:span text:style-name="T3">: </text:span>進入這體系很奇怪嗎<text:span text:style-name="T3">?<text:line-break/>M: </text:span>不是啦<text:span text:style-name="T3">, </text:span>我是說你怎麼會有管道<text:span text:style-name="T3">?<text:line-break/></text:span>我<text:span text:style-name="T3">: </text:span>我沒有什麼管道<text:span text:style-name="T3">, </text:span>我就寄履歷表給<text:span text:style-name="T3">HHH, </text:span>所以就來了<text:span text:style-name="T3">.<text:line-break/>M: </text:span>喔<text:span text:style-name="T3">~~</text:span>不簡單<text:span text:style-name="T3">!!!(</text:span>三個驚嘆號<text:span text:style-name="T3">) </text:span>連<text:span text:style-name="T3">HHH</text:span>你也認識<text:span text:style-name="T3">.<text:line-break/></text:span>我<text:span text:style-name="T3">: </text:span>我們認識二三十年了啊<text:span text:style-name="T3">.<text:line-break/>M: </text:span>不簡單不簡單<text:span text:style-name="T3"><text:line-break/></text:span>我<text:span text:style-name="T3">: …(</text:span>無言<text:span text:style-name="T3">)<text:line-break/>M: </text:span>你也教一下嘛<text:span text:style-name="T3">..<text:line-break/></text:span>我<text:span text:style-name="T3">: </text:span>教什麼<text:span text:style-name="T3">?<text:line-break/>M: </text:span>你怎麼會認識<text:span text:style-name="T3">HHH? Academic (</text:span>學術的<text:span text:style-name="T3">) </text:span>要很高的<text:span text:style-name="T3">. <text:line-break/></text:span>我<text:span text:style-name="T3">: …(</text:span>無言<text:span text:style-name="T3">)<text:line-break/>M: </text:span>沒有拿出<text:span text:style-name="T3">paper (</text:span>論文<text:span text:style-name="T3">)</text:span>沒辦法跟他混<text:span text:style-name="T3"><text:line-break/></text:span>我<text:span text:style-name="T3">: </text:span>我沒有跟誰混啊<text:span text:style-name="T3">.<text:line-break/>M: </text:span>那很難的<text:span text:style-name="T3">, </text:span>你也有在做研究<text:span text:style-name="T3">? <text:line-break/></text:span>我<text:span text:style-name="T3">: </text:span>對啊<text:span text:style-name="T3">.<text:line-break/>M: </text:span>不簡單不簡單<text:span text:style-name="T3">, </text:span>正港是不簡單<text:span text:style-name="T3">.<text:line-break/></text:span>我<text:span text:style-name="T3">: …(</text:span>無言<text:span text:style-name="T3">)<text:line-break/>M: </text:span>不簡單不簡單<text:span text:style-name="T3"><text:line-break/></text:span>我<text:span text:style-name="T3">….(</text:span>無言<text:span text:style-name="T3">)<text:line-break/>M: </text:span>大師有沒有想去哪裏兼個差看個門診<text:span text:style-name="T3">? </text:span>我可以幫點忙<text:span text:style-name="T3">.<text:line-break/></text:span>我<text:span text:style-name="T3">: </text:span>不用啦<text:span text:style-name="T3">, </text:span>謝謝<text:span text:style-name="T3">. </text:span>我的生活現在這樣差不多了<text:span text:style-name="T3">. </text:span>我不想太忙<text:span text:style-name="T3">.<text:line-break/>M: </text:span>還是有沒有想給大家上上課<text:span text:style-name="T3">?<text:line-break/></text:span>我<text:span text:style-name="T3">: </text:span>真的不用啦<text:span text:style-name="T3">, </text:span>謝謝<text:span text:style-name="T3">.<text:line-break/>M: </text:span>太客氣了<text:span text:style-name="T3">, </text:span>哪天來台北過來坐坐啊<text:span text:style-name="T3">.<text:line-break/></text:span>我<text:span text:style-name="T3">: </text:span>嗯<text:span text:style-name="T3">, </text:span>好啊<text:span text:style-name="T3">. <text:line-break/>M: </text:span>新家有沒有缺什麼<text:span text:style-name="T3">? </text:span>我派人送過去<text:span text:style-name="T3">.<text:line-break/></text:span>我<text:span text:style-name="T3">: </text:span>沒有缺什麼<text:span text:style-name="T3">, </text:span>謝謝謝謝<text:span text:style-name="T3">.<text:line-break/>M: </text:span>陳真你以後會成功<text:span text:style-name="T3">.<text:line-break/></text:span>我<text:span text:style-name="T3">: </text:span>還等以後<text:span text:style-name="T3">? </text:span>我現在不成功嗎<text:span text:style-name="T3">?<text:line-break/>M: </text:span>太客氣了太客氣了<text:span text:style-name="T3"><text:line-break/></text:span>我<text:span text:style-name="T3">: </text:span>我不會成功<text:span text:style-name="T3">, </text:span>因為我也不會失敗<text:span text:style-name="T3">.<text:line-break/>M: </text:span>太客氣了<text:span text:style-name="T3">.<text:line-break/></text:span>我<text:span text:style-name="T3">:…(</text:span>無言<text:span text:style-name="T3">)<text:line-break/>M: </text:span>以後若成功<text:span text:style-name="T3">, </text:span>當上總統不要忘記我們<text:span text:style-name="T3">.<text:line-break/></text:span>我<text:span text:style-name="T3">:…(</text:span>無言<text:span text:style-name="T3">)<text:line-break/>M: </text:span>大家以前都說陳真將來可能會當總統<text:span text:style-name="T3">, </text:span>呵呵呵<text:span text:style-name="T3">.<text:line-break/></text:span>我<text:span text:style-name="T3">…(</text:span>無言<text:span text:style-name="T3">)<text:line-break/>M: </text:span>咱台灣國的人格者<text:span text:style-name="T3">LLL</text:span>呢<text:span text:style-name="T3">?<text:line-break/></text:span>我<text:span text:style-name="T3">: </text:span>他怎樣<text:span text:style-name="T3">? <text:line-break/>M: </text:span>嘿嘿嘿<text:span text:style-name="T3">…<text:line-break/></text:span>我<text:span text:style-name="T3">: …(</text:span>無言<text:span text:style-name="T3">)<text:line-break/><text:line-break/>(</text:span>又冷場<text:span text:style-name="T3">20</text:span>秒<text:span text:style-name="T3">)<text:line-break/><text:line-break/>M: FFF</text:span>委員<text:span text:style-name="T3">, UUU</text:span>前部長<text:span text:style-name="T3">, CCC</text:span>院長<text:span text:style-name="T3">, KKK</text:span>主任最近都還好嗎<text:span text:style-name="T3">?<text:line-break/></text:span>我<text:span text:style-name="T3">: </text:span>我不知道他們過得好不好<text:span text:style-name="T3">. <text:line-break/>M: </text:span>大師客氣了<text:span text:style-name="T3">.<text:line-break/></text:span>我<text:span text:style-name="T3">: </text:span>我沒客氣啊<text:span text:style-name="T3">.<text:line-break/>M: </text:span>有機會也幫我引薦一下嘛<text:span text:style-name="T3">.<text:line-break/></text:span>我<text:span text:style-name="T3">: </text:span>我老早就跟這些混蛋不同國<text:span text:style-name="T3">.<text:line-break/>M:….(</text:span>這回終於換他無言了<text:span text:style-name="T3">)</text:span></text:p>
      <text:p text:style-name="P1"><text:span text:style-name="T1">安志军</text:span><text:s/>  |  2010.12.10 10:55   |   <text:a xlink:type="simple" xlink:href="http://palinfo.habago.org/Entry?Command=Information_PrintForum&amp;iPage=583#FORUM21430"><text:span text:style-name="T2">#</text:span></text:a></text:p>
      <text:p text:style-name="P2">真的，很感谢你们所做的这一切，你们的行为是对的。支持你们！！！！！！！！！！！！！！！！！！</text:p>
      <text:p text:style-name="P1"><text:span text:style-name="T1">陳真</text:span><text:s/>  |  2010.12.10 04:12   |   <text:a xlink:type="simple" xlink:href="http://palinfo.habago.org/Entry?Command=Information_PrintForum&amp;iPage=583#FORUM21428"><text:span text:style-name="T2">#</text:span></text:a></text:p>
      <text:p text:style-name="P3">杭士基聲援亞桑傑　籲澳總理確保人身安全<text:span text:style-name="T3"><text:line-break/><text:line-break/></text:span>更新日期<text:span text:style-name="T3">:2010/12/08 00:46 <text:line-break/><text:line-break/></text:span>新頭殼<text:span text:style-name="T3">newtalk<text:line-break/><text:line-break/></text:span>張永安<text:span text:style-name="T3">/</text:span>綜合報導<text:span text:style-name="T3"><text:line-break/><text:line-break/></text:span>就在萬事達卡國際組織（<text:span text:style-name="T3">MasterCard Worldwide</text:span>）決定切斷「維基揭密」（<text:span text:style-name="T3">WikiLeaks</text:span>）募款管道的同時，美國知名學者與維權人士杭士基（<text:span text:style-name="T3">Noam Chomsky</text:span>）今天簽署一封致澳洲總理吉拉德（<text:span text:style-name="T3">Julia Gillard</text:span>）的公開信，敦促她發表「強烈聲明」聲援亞桑傑（<text:span text:style-name="T3">Julian Assange</text:span>）；他們認為亞桑傑的安全極度令人擔憂。<text:span text:style-name="T3"><text:line-break/><text:line-break/></text:span>今年<text:span text:style-name="T3">39</text:span>歲的澳洲人亞桑傑是爆料網站「維基揭密」（<text:span text:style-name="T3">WikiLeaks</text:span>）的創辦人。他稍早向倫敦一個警察派出所投案。瑞典當局先前以性侵罪嫌，對他發出國際逮捕令。亞桑傑稍後將在倫敦西敏市治安法院（<text:span text:style-name="T3">City of Westminster Magistrates Court</text:span>）出庭。<text:span text:style-name="T3"><text:line-break/><text:line-break/></text:span>著名的美國外交政策批評家杭士基是美國麻省理工學院（<text:span text:style-name="T3">MIT</text:span>）語言學教授，他與數十位知名澳洲律師、作家和記者一同簽署這封公開信。這封由澳洲維多利亞大學（<text:span text:style-name="T3">Victoria University</text:span>）教師斯帕魯（<text:span text:style-name="T3">Jeff Sparrow</text:span>）與人權律師奧謝（<text:span text:style-name="T3">LizzieO'Shea</text:span>）執筆的公開信，呼籲吉拉德公開確認澳洲對自由政治傳播的承諾，並維護亞桑傑的基本權利。<text:span text:style-name="T3"><text:line-break/><text:line-break/></text:span>這封公開信首先對於亞桑傑遭受的「日益激烈言論」感到憂慮，信中說，他的人身安全「極度令人擔憂」。<text:span text:style-name="T3"><text:line-break/><text:line-break/></text:span>這封向澳洲總理發表的公開信表示：「因此我們呼籲您代表澳洲政府，譴責對亞桑傑人身攻擊的聲浪，並公開表明您將會確保亞桑傑理應享有的權利與保護，無論針對他的那些非法威脅是來自個人或是國家。」<text:span text:style-name="T3"><text:line-break/><text:line-break/></text:span>雖然線上金融交易服務業者一天前剛凍結維基揭密的帳戶，但萬事達卡國際組織（<text:span text:style-name="T3">MasterCard Worldwide</text:span>）今天停止扮演「維基揭密」（<text:span text:style-name="T3">WikiLeaks</text:span>）的募款管道。<text:span text:style-name="T3">CNET</text:span>新聞網站援引萬事達卡發言人的話報導，維基揭密的資金管道遭切斷，因為相關條款禁止「直接或間接涉及或助長任何非法行為」。<text:span text:style-name="T3"><text:line-break/><text:line-break/></text:span>不過，維基揭密透過網站呼籲<text:span text:style-name="T3"><text:s/>:</text:span>「讓我們繼續茁壯」（<text:span text:style-name="T3">Keep us strong</text:span>），以回應這些危及資金來源事件。民眾依然可以透過威士（<text:span text:style-name="T3">Visa</text:span>）、銀行轉帳和普通郵件等途徑，捐款給維基揭密。維基揭密已經表示，雖然亞桑傑被捕，但不影響後續的爆料行動。</text:p>
      <text:p text:style-name="P1"><text:span text:style-name="T1">李秉叡</text:span><text:s/>  |  2010.12.08 09:53   |   <text:a xlink:type="simple" xlink:href="http://palinfo.habago.org/Entry?Command=Information_PrintForum&amp;iPage=583#FORUM21416"><text:span text:style-name="T2">#</text:span></text:a></text:p>
      <text:p text:style-name="P2">全球基礎設施曝光<text:span text:style-name="T3"><text:s/></text:span>英譴責助長恐怖攻擊<text:span text:style-name="T3"><text:line-break/></text:span>更新日期<text:span text:style-name="T3">:2010/12/07 04:11 </text:span>〔國際新聞中心／綜合報導〕<text:span text:style-name="T3"><text:line-break/><text:line-break/></text:span>「維基解密（<text:span text:style-name="T3">Wikileaks</text:span>）」網站五日公布美國編纂的全球機密基礎設施清單，內容涵蓋全球各重要海底纜線與疫苗供應商等機密設施，六處台灣海底纜線也赫然在列。美國國務院認為，這些基礎設施若遭恐怖份子攻擊，可能會對美國安全產生「重大影響」。英國廣播公司（ＢＢＣ）報導，這份清單可能是「維基解密」公布的機密文件中最受爭議的一份，可能為恐怖組織提供更多打擊美國的戰略目標。<text:span text:style-name="T3"><text:line-break/><text:line-break/><text:line-break/></text:span>美國國務院在二○○九年二月電文中，要求駐外使節更新如遭摧毀「可能嚴重影響公共衛生、經濟安全及國家和國土安全」的全球基礎設施與資源清單。清單範圍涵蓋奧地利到紐西蘭等國的海底電纜、通訊、港口、礦產資源和具有戰略重要性的企業，也凸顯美國對丹麥天花疫苗、中東天然氣等資源的仰賴。<text:span text:style-name="T3"><text:line-break/><text:line-break/><text:line-break/></text:span>電文是根據「國家基礎設施保護計畫」對駐外使節提出要求，其據以編纂成的清單，將全球劃分為六個區塊，清楚列出數百個重要基礎設施，目的是要加強保護重要資源，以「防止、嚇阻、抵銷或降低恐怖份子蓄意摧毀、阻斷或利用這些資源所造成的影響，並加強爆發攻擊、天災等緊急事故時國家的準備度、立即因應及快速復原能力」。<text:span text:style-name="T3"><text:line-break/><text:line-break/><text:line-break/></text:span>清單披露對美國國家利益及安全至關重要的地點和公司，包括巴拿馬運河、石油管線、比利時醫療業者、製造抗蛇毒血清的義大利公司、非洲與南美洲礦產資源、中國及日本的電纜與港口、法國醫療與製藥公司、中東煉油廠及油品輸運碼頭、丹麥及德國天花和狂犬病疫苗的供應商、英國國防承包商製造口蹄疫疫苗的設施等。<text:span text:style-name="T3"><text:line-break/><text:line-break/><text:line-break/></text:span>清單披露後，英國隨即提出譴責，直指這種行徑已「損及國家安全」；但「維基解密」發言人否認這些資訊將為激進組織所利用，「此份電文雖詳盡披露世界各地資產的策略重要性，但未提供有關確切位置、安全措施、脆弱性或類似因素的資訊」。<text:span text:style-name="T3"><text:line-break/><text:line-break/>==========================================<text:line-break/></text:span>是要如何危及國家安全啊？我相信這些所謂的基礎設施除非事先刻意放水，要不然被恐怖組織攻擊的機會應該是很小才對。</text:p>
      <text:p text:style-name="P1"><text:span text:style-name="T1">陳真</text:span><text:s/>  |  2010.12.06 23:56   |   <text:a xlink:type="simple" xlink:href="http://palinfo.habago.org/Entry?Command=Information_PrintForum&amp;iPage=583#FORUM21413"><text:span text:style-name="T2">#</text:span></text:a></text:p>
      <text:p text:style-name="P3">封殺維基解密<text:span text:style-name="T3"><text:s/></text:span>數百新站竄起<text:span text:style-name="T3"><text:line-break/><text:line-break/></text:span>法新社<text:span text:style-name="T3"><text:s/>/ 2010/12/06 <text:line-break/><text:line-break/></text:span>（法新社巴黎<text:span text:style-name="T3">5</text:span>日電）<text:span text:style-name="T3"><text:s/></text:span>儘管美國供應商關閉維基解密（<text:span text:style-name="T3">WikiLeaks</text:span>）原本網站<text:span text:style-name="T3">wikileaks.org</text:span>，但鏡像網站卻讓維基解密得以繼續運作，歡迎見證「芭芭拉史翠珊效應」（<text:span text:style-name="T3">Barbra Streisand Effect</text:span>）。<text:span text:style-name="T3"><text:line-break/><text:line-break/></text:span>網路難以捉摸又無影無形的特性，讓維基解密得以領先敵人一步。<text:span text:style-name="T3"><text:line-break/><text:line-break/></text:span>維基解密原本的網址被關閉後，又以瑞士網址<text:span text:style-name="T3">http://www.wikileaks.ch/</text:span>重出江湖。<text:span text:style-name="T3"><text:line-break/><text:line-break/></text:span>不到<text:span text:style-name="T3">24</text:span>個小時，網路世界就出現數十個維基解密的鏡像網站。<text:span text:style-name="T3"><text:line-break/><text:line-break/></text:span>部分網站是維基解密親自架設，其他網站則是由電腦高手所架，他們決意要讓維基解密披露的資料保留在網路上。<text:span text:style-name="T3"><text:line-break/><text:line-break/></text:span>鏡像網站是原網站的翻版，確保維基解密<text:span text:style-name="T3">11</text:span>月<text:span text:style-name="T3">28</text:span>日以來，所披露的大批美國外交電文仍然可以被各方檢視。<text:span text:style-name="T3"><text:line-break/><text:line-break/></text:span>截至格林威治標準時間下午<text:span text:style-name="T3">4</text:span>時<text:span text:style-name="T3">30</text:span>分，<text:span text:style-name="T3">http://bluetouff.com/2010/12/03/acceder-a-wikileaks/</text:span>網站上已經列出數百個維基解密的鏡像網站。<text:span text:style-name="T3"><text:line-break/><text:line-break/></text:span>因為資料已經被備份到伺服器上，而伺服器可能架設在全球任何地方，想要封鎖資料就像要篩子不漏水一樣難。<text:span text:style-name="T3"><text:line-break/><text:line-break/></text:span>芭芭拉史翠珊效應一詞的典故是出自幾年前，有名攝影師對美國女星芭芭拉史翠珊的住宅拍了<text:span text:style-name="T3">1</text:span>張照片。<text:span text:style-name="T3"><text:line-break/><text:line-break/></text:span>芭芭拉史翠珊隨後就提出告訴，說攝影師侵犯她的權利，設法要讓照片自網路上移除：但不可避免地，有數百人將照片複製到他們的網站上。（譯者：中央社林亭儀）<text:span text:style-name="T3"> </text:span></text:p>
      <text:p text:style-name="P1"><text:span text:style-name="T1">陳真</text:span><text:s/>  |  2010.12.05 21:40   |   <text:a xlink:type="simple" xlink:href="http://palinfo.habago.org/Entry?Command=Information_PrintForum&amp;iPage=583#FORUM21404"><text:span text:style-name="T2">#</text:span></text:a></text:p>
      <text:p text:style-name="P2">現在最常聽到的一種反維基洩密的說法是<text:span text:style-name="T3">: </text:span>洩密將招來危險<text:span text:style-name="T3">. </text:span>但我看只是招來某些個人的危險而於公眾無害<text:span text:style-name="T3">,</text:span>至少是利遠多於弊<text:span text:style-name="T3">.<text:line-break/><text:line-break/></text:span>而且<text:span text:style-name="T3">,</text:span>只要是公眾事務<text:span text:style-name="T3">,</text:span>在我看來就不應該有任何祕密可言<text:span text:style-name="T3">. </text:span>即使是<text:span text:style-name="T3">spy</text:span>被洩露身份後的確可能招來危險<text:span text:style-name="T3">,</text:span>但他能怪誰呢<text:span text:style-name="T3">? </text:span>畢竟你不應該期待人們應該體貼你的什麼祕密行動<text:span text:style-name="T3">. <text:line-break/><text:line-break/></text:span>就好像你既然要上戰場打仗<text:span text:style-name="T3">,</text:span>就不該怪別人為何朝你開槍<text:span text:style-name="T3">. spy</text:span>的所謂祕密行動<text:span text:style-name="T3">,</text:span>基本上不外就是暗中搞破壞<text:span text:style-name="T3">,</text:span>暗中偷東西等等<text:span text:style-name="T3">,</text:span>對不知情者或是對敵人甚至對大眾而言<text:span text:style-name="T3">,</text:span>難道就不構成危險<text:span text:style-name="T3">? </text:span>誰知道你暗中在搞什麼鬼呢<text:span text:style-name="T3">? </text:span>誰知道你是否真的在為公眾利益打拼或只是犧牲別人來為一己一黨一國之私打拼<text:span text:style-name="T3">.<text:line-break/><text:line-break/></text:span>洩密確有道德問題<text:span text:style-name="T3">,</text:span>比方說<text:span text:style-name="T3">,</text:span>某些維權人士或反政府組織可能因秘密行動曝光而招來危險<text:span text:style-name="T3">. </text:span>但這樣的道德風險大小當然是要看洩密者存的是什麼心<text:span text:style-name="T3">. Assange</text:span>主導下的維基解密自然是衝著無惡不作的西方列強而來<text:span text:style-name="T3">,</text:span>他當然不會故意去洩弱勢者一方基於自保的祕密<text:span text:style-name="T3">.</text:span></text:p>
      <text:p text:style-name="P1"><text:span text:style-name="T1">李秉叡</text:span><text:s/>  |  2010.12.05 17:27   |   <text:a xlink:type="simple" xlink:href="http://palinfo.habago.org/Entry?Command=Information_PrintForum&amp;iPage=583#FORUM21401"><text:span text:style-name="T2">#</text:span></text:a></text:p>
      <text:p text:style-name="P3"><text:span text:style-name="T3"><text:line-break/></text:span>多方「圍剿」<text:span text:style-name="T3"><text:s/></text:span>維基解密處境維艱<text:span text:style-name="T3"><text:line-break/><text:line-break/></text:span>澳大利亞國籍的阿桑奇曾經想把瑞典作為維基解密的大本營。<text:span text:style-name="T3"><text:line-break/></text:span>維基解密及其創辦人阿桑奇受到多方「圍剿」，目前處境日趨艱難。阿桑奇聲稱他和他的同事受到死亡威脅，正採取措施保護自身安全。<text:span text:style-name="T3"><text:line-break/><text:line-break/></text:span>非政府組織「無國界記者」周六（<text:span text:style-name="T3">4</text:span>日）譴責針對阿桑奇的人身攻擊和對維基解密網站的「封鎖、黑客攻擊和政治壓力」，稱這在國際層面是開先例之舉。<text:span text:style-name="T3"><text:line-break/><text:line-break/></text:span>同時，維基解密設在網上支付系統<text:span text:style-name="T3">PayPal</text:span>的收取捐款的帳戶亦被關閉。<text:span text:style-name="T3"><text:line-break/><text:line-break/></text:span>違反規則<text:span text:style-name="T3"><text:line-break/><text:line-break/>PayPal</text:span>周五（<text:span text:style-name="T3">3</text:span>日）在一則博客中宣佈了這個決定，聲稱維基解密違反了不得涉及非法活動的使用規則。<text:span text:style-name="T3"><text:line-break/><text:line-break/></text:span>維基解密在推特上指責<text:span text:style-name="T3">PayPal</text:span>在「美國政府壓力」下做出這個決定。<text:span text:style-name="T3"><text:line-break/><text:line-break/></text:span>美聯社報道說，經測試證實周六已無法通過這個帳戶向維基解密網站捐錢。<text:span text:style-name="T3"><text:line-break/><text:line-break/></text:span>這個帳戶據信是維基解密獲得資助的最保險可靠的渠道。它的背後是德國一個以一位知名黑客名字命名的基金會。<text:span text:style-name="T3"><text:line-break/><text:line-break/></text:span>網上「流浪漢」<text:span text:style-name="T3"><text:line-break/><text:line-break/></text:span>維基解密網站已經開始了不知將持續多久的「流浪生涯」。<text:span text:style-name="T3"><text:line-break/><text:line-break/></text:span>日前美國兩家域名服務商切斷對維基解密的服務後，它周五啟用瑞士域名。<text:span text:style-name="T3"><text:line-break/><text:line-break/></text:span>而法國當局則對周四開始「收留」維基解密網站的一家法國域名服務商施加壓力，要求它切斷維基解密的鏈接。<text:span text:style-name="T3"><text:line-break/><text:line-break/></text:span>這家名為<text:span text:style-name="T3">OVH</text:span>的服務商表示，現在要等法庭裁決是否可以為維基解密提供域名服務。<text:span text:style-name="T3"><text:line-break/><text:line-break/></text:span>法國《世界報》（<text:span text:style-name="T3">Le Monde</text:span>）是獲准刊用維基解密掌握的全部機密資料的媒體之一。它的網站上周六（<text:span text:style-name="T3">4</text:span>日）發表的一篇文章沒有提供相關鏈接，理由是「維基解密受到網絡黑客攻擊和一些域名服務商及國家政府拒不接納這個網站」。<text:span text:style-name="T3"><text:line-break/><text:line-break/></text:span>棲身英國<text:span text:style-name="T3"><text:line-break/><text:line-break/></text:span>阿桑奇本人目前棲身英國。他周五在網上聊天時表示，由於受到死亡威脅，已經採取了更多保護自身安全的措施。<text:span text:style-name="T3"><text:line-break/><text:line-break/></text:span>瑞典司法當局周五發出了新的歐洲範圍內的通緝令，上面增加了英國警方先前指出缺失的信息。<text:span text:style-name="T3"><text:line-break/><text:line-break/></text:span>英國《泰晤士報》援引不具名的英國警方消息來源稱，阿桑奇下周就可能被逮捕。<text:span text:style-name="T3"><text:line-break/><text:line-break/></text:span>但阿桑奇在英國的律師史蒂文斯表示從技術上講至少今後十天內英國警察不可能採取搜捕行動，因為按照慣例，通緝令的發佈到執行至少需要十天。<text:span text:style-name="T3"><text:line-break/><text:line-break/></text:span>另據路透社報道，澳大利亞警方正在調查澳大利亞籍的阿桑奇是否有違反該國法律之舉。<text:span text:style-name="T3"><text:line-break/><text:line-break/></text:span>澳大利亞外長陸克文告訴路透社，如果發現阿桑奇違反了澳大利亞法律，澳大利亞檢察機關將立案辦理。<text:span text:style-name="T3"><text:line-break/>http://www.bbc.co.uk/zhongwen/trad/uk/2010/12/101204_wikileaks_latest.shtml<text:line-break/>=========================================<text:line-break/></text:span>果然是樹大招風，現在這個網站連生存下去都是問題了，另外不少官員說洩密文件會危及部分外交官和人權工作者的安全。這是什麼話？目前的洩密內容只是單純的政治八卦新聞而已，有那麼嚴重嗎？</text:p>
      <text:p text:style-name="P1"><text:span text:style-name="T1">陳真</text:span><text:s/>  |  2010.12.05 02:34   |   <text:a xlink:type="simple" xlink:href="http://palinfo.habago.org/Entry?Command=Information_PrintForum&amp;iPage=583#FORUM21399"><text:span text:style-name="T2">#</text:span></text:a></text:p>
      <text:p text:style-name="P2">李同學說得對<text:span text:style-name="T3">,</text:span>我也不相信什麼強暴罪<text:span text:style-name="T3">,</text:span>大概是找不到其它罪名<text:span text:style-name="T3">. </text:span>但就算是真的<text:span text:style-name="T3">,</text:span>也不會因此使其揭密工作失去公信力<text:span text:style-name="T3">.<text:line-break/><text:line-break/></text:span>講一個真實案例<text:span text:style-name="T3">,</text:span>但因為當事人都還活著<text:span text:style-name="T3">,</text:span>姑隱地點與人名<text:span text:style-name="T3">. </text:span>大約是<text:span text:style-name="T3">1986-87</text:span>年吧<text:span text:style-name="T3">,</text:span>某社運團體有一天來了一個眾人誇讚美貌的年輕女學生來應徵祕書工作<text:span text:style-name="T3">. </text:span>長期工作下來<text:span text:style-name="T3">,</text:span>表現不錯<text:span text:style-name="T3">,</text:span>相當稱職<text:span text:style-name="T3">.<text:line-break/><text:line-break/></text:span>但有一天<text:span text:style-name="T3">,</text:span>夜裏八點多<text:span text:style-name="T3">,</text:span>人們大多走了<text:span text:style-name="T3">,</text:span>只剩幾位核心元老還留下來閒聊<text:span text:style-name="T3">. </text:span>聊天中<text:span text:style-name="T3">,</text:span>大夥同時也招呼那女學生<text:span text:style-name="T3">,</text:span>謝謝她的不辭辛勞<text:span text:style-name="T3">. </text:span>豈料她聞言竟突然情緒激動<text:span text:style-name="T3">,</text:span>痛哭流涕<text:span text:style-name="T3">. <text:line-break/><text:line-break/></text:span>眾人驚訝<text:span text:style-name="T3">,</text:span>不知為她何而哭<text:span text:style-name="T3">? </text:span>原來她是情治單位派來臥底的<text:span text:style-name="T3">. </text:span>情治單位告訴她說這些人都是破壞社會的陰謀份子<text:span text:style-name="T3">,</text:span>要她<text:span text:style-name="T3"><text:s/>"</text:span>好好為國家工作<text:span text:style-name="T3">",</text:span>努力搜集情報<text:span text:style-name="T3">,</text:span>讓政府可以掌握這些人的各項陰謀<text:span text:style-name="T3">.<text:line-break/><text:line-break/></text:span>但她跟大夥相處久了之後發現<text:span text:style-name="T3">,</text:span>這些人陰謀沒有<text:span text:style-name="T3">,</text:span>陽謀倒是一堆<text:span text:style-name="T3">,</text:span>而且大多務農或當粗工<text:span text:style-name="T3">,</text:span>個個土里土氣<text:span text:style-name="T3">,</text:span>怎麼看都不像是個壞人<text:span text:style-name="T3">,</text:span>於是良心不安而說出自己臥底的身份<text:span text:style-name="T3">. <text:line-break/><text:line-break/></text:span>幾天後<text:span text:style-name="T3">,</text:span>她便自行辭去了工作<text:span text:style-name="T3">.</text:span></text:p>
      <text:p text:style-name="P1"><text:span text:style-name="T1">李秉叡</text:span><text:s/>  |  2010.12.04 16:35   |   <text:a xlink:type="simple" xlink:href="http://palinfo.habago.org/Entry?Command=Information_PrintForum&amp;iPage=583#FORUM21397"><text:span text:style-name="T2">#</text:span></text:a></text:p>
      <text:p text:style-name="P3">＜<text:span text:style-name="T3">GOOGLE</text:span>地球＞駭客王子<text:span text:style-name="T3"><text:s/></text:span>與傳統報紙（杜念中）<text:span text:style-name="T3">2010</text:span>年<text:span text:style-name="T3">12</text:span>月<text:span text:style-name="T3">04</text:span>日蘋果日報<text:span text:style-name="T3"><text:s/></text:span>新聞快訊<text:span text:style-name="T3"><text:s/></text:span>列印轉寄<text:span text:style-name="T3">(0)</text:span>引用<text:span text:style-name="T3">(1)<text:line-break/></text:span>點閱<text:span text:style-name="T3">(1058)</text:span>維基解密突然拋出超過<text:span text:style-name="T3">25</text:span>萬筆美國國務院和駐各國使館的通訊資料，引發國際震撼。稱為美國外交界的<text:span text:style-name="T3">911</text:span>，或外交界的核爆都不為過。美國政府的尷尬就不用提了，其他遭涉及的多國領袖與高官也同樣受害，許多糗事都爆了出來，成世人的消遣話題。<text:span text:style-name="T3"> <text:line-break/><text:line-break/></text:span>是的，維基解密傷害了美國的信譽，傷害了美國與其他國家的關係，也傷害了許多知名人物的形象，更傷害了美國外交官員的工作。許多傷害都無法彌補。不難想像現在美國政府上下都如得了恐慌症一樣，手足無措，亂成一團。外館和國務院之間可能要重新研究恢復外交郵包的溝通方式，甚至重要機密必須透過保密電話口頭傳送，而且不能留下文字紀錄。美國這個首先創造網際網路的國家，絕對沒想到有一天被網路打得潰不成軍，被迫回到前網路的洪荒時代。當然美國政府不可能對維基解密（<text:span text:style-name="T3">WikiLeaks</text:span>實在應譯成「維基洩密」，解密只有政府或檔案擁有人能做，而維基表明存心洩密）善罷甘休。美國對解密創辦人艾桑吉提告，瑞典政府要通緝他，英國政府知道行蹤卻不願意拘捕。看來國際間即使最親密的夥伴，對維基的看法也無共識。美國訓練的大批網軍，這回使出渾身解數，對維基解密網站發動全面攻擊，但是成效有限。<text:span text:style-name="T3"> <text:line-break/><text:line-break/></text:span>美應檢討保密機制<text:span text:style-name="T3"><text:line-break/></text:span>美國中情局照理可以派出殺手，迅速做掉艾桑吉。但美國很清楚，做掉了艾桑吉，還會有更多的艾桑吉出現，維基解密本來就是無數個駭客、維權人士（包括中國民運領袖王丹），異議份子和政府內不滿份子的組合。這些人有些共同理念，但並無嚴密組織，和恐怖團體「基地」不同。做掉文明恐怖份子艾桑吉只會引發更大的國際浪潮，於美國已經遍體鱗傷的形象地位只會雪上加霜。美國真正該檢討的是政府自身的保密機制。這次許多人為了維基是否享有新聞自由，和洩密是否具有正當性瘋狂展開辯論，而且少不了把維基透露的資訊，與越戰時期的《越戰報告書》相比。但少有人討論為何維基解密把同樣的資料，分送給全世界<text:span text:style-name="T3">5</text:span>個國家的<text:span text:style-name="T3">6</text:span>家傳統報紙和<text:span text:style-name="T3">1</text:span>家電視台：美國的《紐約時報》（《紐時》間接取得，《華爾街日報》和ＣＮＮ拒絕）、英國的《衛報》、法國的《世界報》、德國的《明鏡週刊》和西班牙的《國家報》。照理說，在網路如此發達的時代，維基可以選擇恩澤普及，對全球媒體隨意發送。但是維基卻偏偏鍾情於幾家傳統媒體。當然這問題可能只有艾桑吉和報紙高層才能回答。不過可合理推測的是，這些傳統媒體雖都在不同程度的式微過程中，發行量也不敵許多其他報紙，但是就公信力、嚴謹度和獨立性而言，這些報紙的確受到全球高度認可。而且這些報紙資深新聞工作者對政情和外交事務的嫻熟，也遙遙領先同業。他們在取得文件之後，必然要做一番詳盡的專業查證，和極為謹慎的編輯工作，否則不可能刊出。幾家報紙同步刊登維基提供的文件，等於是替維基做了背書。而維基提供資訊給這些報紙也是對<text:span text:style-name="T3">5</text:span>家報紙公信力的強力背書。《紐約時報》為了刊登《越戰報告書》不惜與政府對簿公堂，立下爭取言論自由的里程碑；英國的《泰晤士報》自從被梅鐸收購後，信譽下降，老牌的《衛報》自然脫穎而出。媒體的形式會改變，但媒體的獨立、公正性和嚴謹度永無法替代。艾桑吉的選擇不是為此做了最好的說明嗎？<text:span text:style-name="T3"> <text:line-break/><text:line-break/></text:span>作者為《蘋果日報》社長<text:span text:style-name="T3"> <text:line-break/>-------------------------------------------------<text:line-break/></text:span>只是現在這位仁兄現在也自身難保了，總覺得這位先生的強暴罪是被栽贓的。</text:p>
      <text:p text:style-name="P1"><text:span text:style-name="T1">梁裕康</text:span><text:s/>  |  2010.12.03 08:34   |   <text:a xlink:type="simple" xlink:href="http://palinfo.habago.org/Entry?Command=Information_PrintForum&amp;iPage=583#FORUM21392"><text:span text:style-name="T2">#</text:span></text:a></text:p>
      <text:p text:style-name="P2">大哥，<text:span text:style-name="T3"><text:line-break/><text:line-break/></text:span>當然，如果這個世界沒有一點美好，那真的活著也沒意思了。<text:span text:style-name="T3"><text:line-break/><text:line-break/></text:span>記得你曾提到，除了努力接近孩子的<text:span text:style-name="T3"><text:s/>innocence </text:span>以外，你<text:span text:style-name="T3"><text:line-break/></text:span>不知道還有什麼方式可以回報你的母親（大意如此）。的確，<text:span text:style-name="T3"><text:line-break/></text:span>面對那樣多的不堪，除了不同流合污不受人惑之外，我不知道<text:span text:style-name="T3"><text:line-break/></text:span>還能奉獻什麼給這個世界。<text:span text:style-name="T3"><text:line-break/><text:line-break/></text:span>拯救世界太難，事屬上帝。好哩家在我一點興趣都沒有。</text:p>
      <text:p text:style-name="P5"/>
      <text:p text:style-name="P1"><text:span text:style-name="T1">陳真</text:span><text:s/>  |  2010.12.03 03:27   |   <text:a xlink:type="simple" xlink:href="http://palinfo.habago.org/Entry?Command=Information_PrintForum&amp;iPage=584#FORUM21383"><text:span text:style-name="T2">#</text:span></text:a></text:p>
      <text:p text:style-name="P2">裕康<text:span text:style-name="T3">, <text:line-break/><text:line-break/></text:span>我只是覺得在台灣<text:span text:style-name="T3">,</text:span>凡屬在鎂光燈下光鮮亮麗的東西<text:span text:style-name="T3">,</text:span>例如學界醫界政界文化界等等等<text:span text:style-name="T3">,</text:span>往往不堪入目臭不可聞<text:span text:style-name="T3">. </text:span>但對於個人事物個人世界等等等<text:span text:style-name="T3">,</text:span>我倒是充滿芬芳敬意與嚮往<text:span text:style-name="T3">. <text:line-break/><text:line-break/></text:span>我說的香與臭是真的嗎<text:span text:style-name="T3">? </text:span>當然不是真的<text:span text:style-name="T3">,</text:span>但也不是假的<text:span text:style-name="T3">,</text:span>還是老話<text:span text:style-name="T3">,</text:span>這既不真也不假<text:span text:style-name="T3">,</text:span>這只是我看事情的方式<text:span text:style-name="T3">. </text:span>人們覺得香噴噴的<text:span text:style-name="T3">,</text:span>我總覺得臭不可聞<text:span text:style-name="T3">,</text:span>別人覺得神氣的<text:span text:style-name="T3">,</text:span>我總覺得窩囊到不行<text:span text:style-name="T3">,</text:span>反之亦然<text:span text:style-name="T3">. </text:span>人們看不上眼的<text:span text:style-name="T3">,</text:span>嗤之以鼻的<text:span text:style-name="T3">,</text:span>卻往往贏得我心<text:span text:style-name="T3">.<text:line-break/><text:line-break/></text:span>這也難怪我總是發現<text:span text:style-name="T3">,</text:span>那些只要曾經罵過我或跟我站在對立面的<text:span text:style-name="T3">,</text:span>幾乎可以保證日後個個將飛黃騰達<text:span text:style-name="T3">. </text:span>我常舉證給學姐看<text:span text:style-name="T3">,</text:span>告訴他說<text:span text:style-name="T3">: </text:span>妳看<text:span text:style-name="T3">! </text:span>這裏又是一個剛竄紅的名人<text:span text:style-name="T3">,</text:span>他是誰誰誰<text:span text:style-name="T3">,</text:span>是個傻到不行的窩囊混蛋<text:span text:style-name="T3">,</text:span>跟我有過節的<text:span text:style-name="T3">,</text:span>妳看他果然紅了<text:span text:style-name="T3">! <text:line-break/><text:line-break/></text:span>因此<text:span text:style-name="T3">, </text:span>如果有人看小弟不爽<text:span text:style-name="T3">, </text:span>那我得跟你說聲恭喜<text:span text:style-name="T3">, </text:span>因為你往後肯定會有前途<text:span text:style-name="T3">. </text:span>很準的<text:span text:style-name="T3">, </text:span>不用去算命<text:span text:style-name="T3">. </text:span>反之<text:span text:style-name="T3">,</text:span>凡是跟我有點臭味相投的<text:span text:style-name="T3">,</text:span>恐怕都得註定要在這個向上提昇的社會中不斷向下沉淪<text:span text:style-name="T3">. </text:span>不過<text:span text:style-name="T3">,</text:span>對此一態勢<text:span text:style-name="T3">,</text:span>我倒是覺得挺美的<text:span text:style-name="T3">,</text:span>似乎世上一切人事物就跟故事中眾角色一般<text:span text:style-name="T3">,</text:span>總會在他們應有的位置上消磨一生<text:span text:style-name="T3">,</text:span>不多也不少<text:span text:style-name="T3">. </text:span>還是老話<text:span text:style-name="T3">,</text:span>一個東西只要美了<text:span text:style-name="T3">,</text:span>便也就對了真了善了<text:span text:style-name="T3">.</text:span></text:p>
      <text:p text:style-name="P1"><text:span text:style-name="T1">陳真</text:span><text:s/>  |  2010.12.03 03:20   |   <text:a xlink:type="simple" xlink:href="http://palinfo.habago.org/Entry?Command=Information_PrintForum&amp;iPage=584#FORUM21382"><text:span text:style-name="T2">#</text:span></text:a></text:p>
      <text:p text:style-name="P3"><text:span text:style-name="T3">(</text:span>再續<text:span text:style-name="T3">)<text:line-break/><text:line-break/></text:span>如果各位以為真相就只是這樣那樣的一些可怕陰謀<text:span text:style-name="T3">,</text:span>那真的是太天真了<text:span text:style-name="T3">,</text:span>這樣的理解<text:span text:style-name="T3">,</text:span>頂多只能算是國中程度<text:span text:style-name="T3">.<text:line-break/><text:line-break/></text:span>波蘭斯基的<text:span text:style-name="T3"><text:s/>ghost writer</text:span>大家有去看吧<text:span text:style-name="T3">? </text:span>不像小說改編<text:span text:style-name="T3">,</text:span>倒像是事實<text:span text:style-name="T3">. </text:span>哪一天<text:span text:style-name="T3">,</text:span>若維基解密證實英國首相就是美國<text:span text:style-name="T3"><text:s/>CIA</text:span>情報員<text:span text:style-name="T3">,</text:span>我一點也不會感到吃驚<text:span text:style-name="T3">.911</text:span>也一樣<text:span text:style-name="T3">,</text:span>我敢說<text:span text:style-name="T3">,</text:span>美國就算不是導演<text:span text:style-name="T3">,</text:span>肯定也算是製片人了<text:span text:style-name="T3">.<text:line-break/><text:line-break/></text:span>問題是<text:span text:style-name="T3">,</text:span>在事件發生的當下<text:span text:style-name="T3">,</text:span>任誰的小人心再怎麼小人<text:span text:style-name="T3">,</text:span>大概也不會想到原來所謂恐怖攻擊竟然是自己攻擊自己<text:span text:style-name="T3">.<text:line-break/><text:line-break/></text:span>大約六七年前<text:span text:style-name="T3">,</text:span>我寫過幾篇文章<text:span text:style-name="T3">,</text:span>報導英國喧騰許久的一個新聞事件<text:span text:style-name="T3">,</text:span>有個臥底的英國<text:span text:style-name="T3">SPY</text:span>揭密<text:span text:style-name="T3">,</text:span>至少有幾十件恐怖攻擊事件<text:span text:style-name="T3">,</text:span>竟然是英國政府自己幹的<text:span text:style-name="T3">.<text:line-break/><text:line-break/></text:span>透過歷史記載<text:span text:style-name="T3">,</text:span>人們或許能記住許多往事<text:span text:style-name="T3">,</text:span>但這一代人的恩怨是非<text:span text:style-name="T3">,</text:span>對於下一代人來說卻往往只是像個屁<text:span text:style-name="T3">. </text:span>哪天若證實<text:span text:style-name="T3"><text:s/>319</text:span>槍擊案確是綠營自導自演<text:span text:style-name="T3">,</text:span>難道民進黨就會因此而崩盤變成過街老鼠<text:span text:style-name="T3">? </text:span>一點也不會<text:span text:style-name="T3">,</text:span>搞不好聲勢還更旺<text:span text:style-name="T3">. </text:span>不信看看謊話連篇幾乎沒有一句話可信的陳致中得了多少票就知道了<text:span text:style-name="T3">. <text:line-break/><text:line-break/></text:span>這告訴我們<text:span text:style-name="T3">,</text:span>或許真相並不如想像中那般具有巨大威力<text:span text:style-name="T3">. </text:span>彭明敏流亡海外時<text:span text:style-name="T3">,</text:span>曾有個名言說<text:span text:style-name="T3">,</text:span>只要國民黨願意讓他在台灣自由演講三個月<text:span text:style-name="T3">,</text:span>保證國民黨會立刻垮台<text:span text:style-name="T3">,</text:span>會立即被憤怒的民眾給推翻<text:span text:style-name="T3">!<text:line-break/><text:line-break/></text:span>我曾相信這些話<text:span text:style-name="T3">,</text:span>我以為大家都會跟我一樣<text:span text:style-name="T3">,</text:span>當你了解是非真相之後<text:span text:style-name="T3">,</text:span>就會馬上站到善的一邊<text:span text:style-name="T3">. </text:span>也因此<text:span text:style-name="T3">,</text:span>從大一起我就開始忙著寫一本書<text:span text:style-name="T3">,</text:span>類似殷海光的一篇文章標題<text:span text:style-name="T3">,</text:span>叫做<text:span text:style-name="T3"><text:s/>"</text:span>解剖國民黨<text:span text:style-name="T3">". </text:span>但只解剖了幾年<text:span text:style-name="T3">,</text:span>記錄了一堆所謂真相之後<text:span text:style-name="T3">,</text:span>我就停筆了<text:span text:style-name="T3">,</text:span>因為這樣做實在太傻了<text:span text:style-name="T3">!<text:line-break/><text:line-break/></text:span>先別說真相的那些哲學問題<text:span text:style-name="T3">,</text:span>就算真的是真的真相<text:span text:style-name="T3">,</text:span>民眾怎麼會在乎這些呢<text:span text:style-name="T3">? </text:span>說起來<text:span text:style-name="T3">,</text:span>在這一點上我倒是比索羅斯還早了大約<text:span text:style-name="T3">20</text:span>年覺悟<text:span text:style-name="T3">. </text:span>重要的不是真相<text:span text:style-name="T3">,</text:span>重要的是你究竟在不在乎謊言<text:span text:style-name="T3">.<text:line-break/><text:line-break/></text:span>講來講去其實都還只是國中程度<text:span text:style-name="T3">,</text:span>仍然圍繞著真相與善惡打轉<text:span text:style-name="T3">. </text:span>這有點像很多小朋友看戲<text:span text:style-name="T3">,</text:span>老是問誰是好人誰是壞人<text:span text:style-name="T3">,</text:span>彷彿唯有透過這樣的理解方式他才能看得懂戲在演什麼<text:span text:style-name="T3">. </text:span>問題是<text:span text:style-name="T3">: </text:span>好萊塢的戲這麼演<text:span text:style-name="T3">,</text:span>但稍微有點水平的戲卻沒有什麼好人壞人之分<text:span text:style-name="T3">.<text:line-break/><text:line-break/></text:span>若要說早期的維根斯坦和晚期的維根斯坦有著什麼想法上的差別<text:span text:style-name="T3">,</text:span>或許也差不多就是這樣<text:span text:style-name="T3">,</text:span>早期看一道命題就是<text:span text:style-name="T3"><text:s/>"</text:span>可說<text:span text:style-name="T3">" vs. "</text:span>不可說<text:span text:style-name="T3">" </text:span>或<text:span text:style-name="T3"><text:s/>"</text:span>有意義<text:span text:style-name="T3">" </text:span>和<text:span text:style-name="T3"><text:s/>"</text:span>無意義<text:span text:style-name="T3">" </text:span>兩種<text:span text:style-name="T3">,</text:span>很僵硬<text:span text:style-name="T3">,</text:span>彷彿我們真能抓住那條判定意義之存在與否的界限似的<text:span text:style-name="T3">. <text:line-break/><text:line-break/></text:span>但晚期就什麼都能說了<text:span text:style-name="T3">,</text:span>只是看你說得好不好而已<text:span text:style-name="T3">;</text:span>界限仍然存在<text:span text:style-name="T3">,</text:span>但它遠在天邊<text:span text:style-name="T3">,</text:span>就跟如來佛的手掌心一般<text:span text:style-name="T3">,</text:span>跳也跳不出去<text:span text:style-name="T3">,</text:span>因此咱們也根本無須操心會不會不小心翻錯跟斗而翻出界限之外<text:span text:style-name="T3">,</text:span>因為這是根本不可能的事<text:span text:style-name="T3">. (</text:span>其實早期的維根斯坦也是這樣的想法<text:span text:style-name="T3">,</text:span>但我不是要在這裏談學術<text:span text:style-name="T3">.) <text:line-break/><text:line-break/></text:span>這就好像哈姆雷特不可能跳出故事之外跑去和莎士比亞商討劇情一樣<text:span text:style-name="T3">. </text:span>演員或角色乃因故事而生<text:span text:style-name="T3">,</text:span>而不是有了演員有了角色之後才有故事<text:span text:style-name="T3">.<text:line-break/><text:line-break/></text:span>回到主題<text:span text:style-name="T3">,</text:span>如果各位以為真相就只是像前面講的這樣那樣的一些可怕陰謀<text:span text:style-name="T3">,</text:span>那真的是太天真了<text:span text:style-name="T3">,</text:span>這樣的理解<text:span text:style-name="T3">,</text:span>頂多只能算是國中程度<text:span text:style-name="T3">.<text:line-break/><text:line-break/></text:span>可怕的不是陰謀<text:span text:style-name="T3">,</text:span>而是陽謀<text:span text:style-name="T3">;</text:span>卑鄙的不是謊言<text:span text:style-name="T3">,</text:span>而是那些根本不具真假值的尋常語言<text:span text:style-name="T3">.<text:line-break/><text:line-break/></text:span>集體壓榨個體<text:span text:style-name="T3">,</text:span>多數人騎在少數人頭上<text:span text:style-name="T3">,</text:span>一群人奴役另一群人<text:span text:style-name="T3">,</text:span>一個階級糟蹋另一個階級<text:span text:style-name="T3">,</text:span>哪需要編造什麼謊言<text:span text:style-name="T3">?!</text:span>現有的各項台詞就早已綽綽有餘<text:span text:style-name="T3">. <text:line-break/><text:line-break/></text:span>或者你也可以這麼說<text:span text:style-name="T3">: </text:span>謊言的範圍遠遠超過我們的想像<text:span text:style-name="T3">. </text:span>所謂國家所謂主義所謂正義所謂領袖所謂民意所謂成功失敗所謂沉淪提昇所謂愛國愛鄉所謂這樣那樣的一大堆人為概念<text:span text:style-name="T3">,</text:span>這一切根本就是謊言<text:span text:style-name="T3">.<text:line-break/><text:line-break/></text:span>之前這留言板上不是有個阿西嗎<text:span text:style-name="T3">? </text:span>竟說我堅持正義<text:span text:style-name="T3">. </text:span>真是媽咧個逼<text:span text:style-name="T3">,</text:span>我這人再壞也不至於壞到想要堅持正義<text:span text:style-name="T3">. </text:span>再說<text:span text:style-name="T3">,</text:span>我也沒那麼笨<text:span text:style-name="T3">. <text:line-break/><text:line-break/></text:span>從我<text:span text:style-name="T3">30</text:span>年前的文章就可證明<text:span text:style-name="T3">,</text:span>我從來就不相信什麼正義<text:span text:style-name="T3">;</text:span>正義就像天上的雲一樣<text:span text:style-name="T3">,</text:span>可以一下子這樣<text:span text:style-name="T3">,</text:span>一下子那樣<text:span text:style-name="T3">,</text:span>你說它是正義就是正義<text:span text:style-name="T3">;</text:span>從這角度看很正義<text:span text:style-name="T3">,</text:span>但換個角度還正義嗎<text:span text:style-name="T3">? <text:line-break/><text:line-break/></text:span>再說<text:span text:style-name="T3">,</text:span>哪個人會說他是站在邪惡的一方<text:span text:style-name="T3">,</text:span>誰會說他專門為邪惡打拼<text:span text:style-name="T3">,</text:span>一生努力追求邪惡勢力的普行於世<text:span text:style-name="T3">? <text:line-break/><text:line-break/></text:span>一個概念<text:span text:style-name="T3">,</text:span>某種狀況下說說無妨<text:span text:style-name="T3">,</text:span>但不要反倒被自己的語言所迷惑<text:span text:style-name="T3">,</text:span>進而還去壓迫別人強迫別人也要跟你一樣傻<text:span text:style-name="T3">. </text:span>你要當個傻逼自己去當<text:span text:style-name="T3">,</text:span>何必強迫別人也要降低智商跟你一樣搖旗吶喊呢<text:span text:style-name="T3">?<text:line-break/><text:line-break/></text:span>我唸大學時<text:span text:style-name="T3">,</text:span>操行成績七年來一直維持最後一名<text:span text:style-name="T3">,</text:span>算是全校品性最差的一個<text:span text:style-name="T3">,</text:span>主要原因是我拒絕向國旗和國父及蔣公行禮而不斷被扣分<text:span text:style-name="T3">,</text:span>但你就算把我退學我也不行禮<text:span text:style-name="T3">,</text:span>我又不是發神經<text:span text:style-name="T3">,</text:span>幹嘛天天對個旗子對個無親無故的死人銅像鞠躬<text:span text:style-name="T3">? </text:span>小時候你可以逼我這麼幹<text:span text:style-name="T3">,</text:span>我忍了<text:span text:style-name="T3">,</text:span>但我既然已經是個大學生<text:span text:style-name="T3">,</text:span>就該有個大學生的水平<text:span text:style-name="T3">. </text:span>大學生可以幹壞事<text:span text:style-name="T3">,</text:span>但大學生是不做蠢事的<text:span text:style-name="T3">.<text:line-break/><text:line-break/></text:span>一面旗子<text:span text:style-name="T3">,</text:span>就是一個謊言<text:span text:style-name="T3">;</text:span>一尊銅像<text:span text:style-name="T3">,</text:span>就是一種虛構<text:span text:style-name="T3">. </text:span>如果講謊言講虛構太難聽<text:span text:style-name="T3">,</text:span>那就說它只是一首詩一種故事吧<text:span text:style-name="T3">. </text:span>故事聽聽就好<text:span text:style-name="T3">,</text:span>頂多掉兩行清淚<text:span text:style-name="T3">,</text:span>幹嘛強迫我對之頂禮膜拜<text:span text:style-name="T3">?<text:line-break/><text:line-break/></text:span>再說<text:span text:style-name="T3">,</text:span>故事既然可以這樣說<text:span text:style-name="T3">,</text:span>當然也就可以那樣說<text:span text:style-name="T3">,</text:span>你說我說大家說<text:span text:style-name="T3">,</text:span>故事總有千千萬萬個說法<text:span text:style-name="T3">;</text:span>世界畢竟不是由一堆事實所組成<text:span text:style-name="T3">(</text:span>早期的維根斯坦是這麼相信的<text:span text:style-name="T3">),</text:span>在我看來<text:span text:style-name="T3">,</text:span>世界倒是比較像是由一堆故事組成<text:span text:style-name="T3">,</text:span>而我們都在舞台上<text:span text:style-name="T3">,</text:span>接續演出無數戲碼<text:span text:style-name="T3">.<text:line-break/><text:line-break/></text:span>沈從文曾經說<text:span text:style-name="T3">,</text:span>詩人很奇怪<text:span text:style-name="T3">,</text:span>講話顛三倒四沒個準兒<text:span text:style-name="T3">, </text:span>一下子說這樣<text:span text:style-name="T3">,</text:span>一下子又說那樣<text:span text:style-name="T3">,</text:span>一下子說好好喔<text:span text:style-name="T3">,</text:span>一下子又說它馬的真是爛透了<text:span text:style-name="T3">. </text:span>沈從文說<text:span text:style-name="T3">: </text:span>由他們去說吧<text:span text:style-name="T3">,</text:span>這是詩人的特權<text:span text:style-name="T3">.<text:line-break/><text:line-break/></text:span>但我看<text:span text:style-name="T3">,</text:span>我們都得像個詩人才行<text:span text:style-name="T3">,</text:span>因為世界本來就是一首詩<text:span text:style-name="T3">,</text:span>無數故事的組合<text:span text:style-name="T3">,</text:span>難道你能從中找到什麼真相<text:span text:style-name="T3">? </text:span>詩人雖然反反覆覆<text:span text:style-name="T3">,</text:span>但他所思所愛不脫一個美字而不是真字<text:span text:style-name="T3">. <text:line-break/><text:line-break/></text:span>一個東西<text:span text:style-name="T3">,</text:span>只要美了便也就對了真了善了<text:span text:style-name="T3">. </text:span>真善美這東西也因此不可能被某黨某派某衙門某機關學校所獨佔<text:span text:style-name="T3">;</text:span>但有些阿西卻總自以為自己是真理公賣局局長或員工<text:span text:style-name="T3">,</text:span>凡屬我方一切都對<text:span text:style-name="T3">,</text:span>凡屬敵營一切都錯<text:span text:style-name="T3">;</text:span>整天為此打拼<text:span text:style-name="T3">,</text:span>進而糟蹋他人<text:span text:style-name="T3">.<text:line-break/><text:line-break/></text:span>講到這裏算是高中水平<text:span text:style-name="T3">,</text:span>再往上講恐怕就有點無趣了<text:span text:style-name="T3">.</text:span></text:p>
      <text:p text:style-name="P1"><text:span text:style-name="T1">梁裕康</text:span><text:s/>  |  2010.12.02 10:59   |   <text:a xlink:type="simple" xlink:href="http://palinfo.habago.org/Entry?Command=Information_PrintForum&amp;iPage=584#FORUM21368"><text:span text:style-name="T2">#</text:span></text:a></text:p>
      <text:p text:style-name="P2">陳大哥，<text:span text:style-name="T3"><text:line-break/><text:line-break/></text:span>雖然我號稱專業是政治學，畢竟沒有經歷真正的政治險惡，在真實生活裡還是菜鳥一隻。但你所說的一切，似乎也不須跟你一樣真正經驗過才能體會。正如你所說，骯髒的或許不只是政治，而是一切。<text:span text:style-name="T3"><text:line-break/><text:line-break/></text:span>我甚至懷疑，到底我們是在氣這個世界為什麼那麼壞，還是在氣自己為什麼那麼笨？難道識時務些人生不就輕鬆得多了嗎？<text:span text:style-name="T3"><text:line-break/><text:line-break/></text:span>希望你跟學姐一切都平安。</text:p>
      <text:p text:style-name="P1"><text:span text:style-name="T1">陳真</text:span><text:s/>  |  2010.12.01 12:42   |   <text:a xlink:type="simple" xlink:href="http://palinfo.habago.org/Entry?Command=Information_PrintForum&amp;iPage=584#FORUM21365"><text:span text:style-name="T2">#</text:span></text:a></text:p>
      <text:p text:style-name="P3"><text:span text:style-name="T3">(</text:span>續<text:span text:style-name="T3">)<text:line-break/><text:line-break/></text:span>之前寫的是幼稚園版本<text:span text:style-name="T3">,</text:span>如果政治只是這樣<text:span text:style-name="T3">,</text:span>那就不算太骯髒了<text:span text:style-name="T3">.<text:line-break/><text:line-break/></text:span>高醫的安全室主任就是情治人員<text:span text:style-name="T3">,</text:span>幾次對我嘲諷說<text:span text:style-name="T3">: "</text:span>高醫師生三千多票對你一票<text:span text:style-name="T3">". </text:span>這話講多了<text:span text:style-name="T3">,</text:span>感覺就像變成一種口頭禪<text:span text:style-name="T3">.<text:line-break/><text:line-break/></text:span>沒想到<text:span text:style-name="T3">,</text:span>有一次<text:span text:style-name="T3">,</text:span>當我面臨退學時<text:span text:style-name="T3">,</text:span>高醫院長謝獻臣的一句類似的話卻成功打消了情治勢力想把我退學的強力主張<text:span text:style-name="T3">.</text:span>謝院長說<text:span text:style-name="T3">: "</text:span>高醫有三千多個國民黨<text:span text:style-name="T3">,</text:span>容不下一個民進黨嗎<text:span text:style-name="T3">?"<text:line-break/><text:line-break/></text:span>黨外十年<text:span text:style-name="T3">,</text:span>每當我面對生活周遭<text:span text:style-name="T3"><text:s/>"</text:span>千夫指<text:span text:style-name="T3">" </text:span>的痛苦處境時<text:span text:style-name="T3">,</text:span>我就搬出自己的那句名言<text:span text:style-name="T3">: "</text:span>我現在沒辦法說服你們<text:span text:style-name="T3">,</text:span>但我相信總有一天你們會知道是非<text:span text:style-name="T3">,</text:span>知道真相<text:span text:style-name="T3">". <text:line-break/><text:line-break/></text:span>我常為此名言感到得意<text:span text:style-name="T3">,</text:span>彷彿我比沉睡眾人更明白真相<text:span text:style-name="T3">,</text:span>更明白是非<text:span text:style-name="T3">.</text:span>真是萬萬都沒想到<text:span text:style-name="T3">,</text:span>我迄今仍不知道真相<text:span text:style-name="T3">,</text:span>我所上的當<text:span text:style-name="T3">,</text:span>事實上並不亞於那些傻呼呼的黨國支持者<text:span text:style-name="T3">.<text:line-break/><text:line-break/></text:span>黨外時代<text:span text:style-name="T3">,</text:span>我就確切知道很多所謂黨外前輩或黨外人士或甚至政治犯<text:span text:style-name="T3">,</text:span>其實就是特務臥底<text:span text:style-name="T3">. </text:span>解嚴之後<text:span text:style-name="T3">,</text:span>加上蔣經國死掉<text:span text:style-name="T3">,</text:span>威權解體<text:span text:style-name="T3">,</text:span>政治變得安全了<text:span text:style-name="T3">,</text:span>於是瞬間也變得更為齷齪<text:span text:style-name="T3">,</text:span>一下子什麼學運份子什麼改革派學者<text:span text:style-name="T3">,</text:span>全都跑出來鎂光燈前做秀<text:span text:style-name="T3">,</text:span>姿態曼妙<text:span text:style-name="T3">,</text:span>吃相卻非常非常難看<text:span text:style-name="T3">,</text:span>但台灣人卻迄今仍然大力瞎捧這些檯面人渣<text:span text:style-name="T3">,</text:span>甚至有的不只是愛名愛利的混蛋<text:span text:style-name="T3">,</text:span>甚至是不折不扣如假包換的特務學生或特務學者<text:span text:style-name="T3">,</text:span>但這些人照樣名列青史變成什麼學運領袖意見領袖<text:span text:style-name="T3">. <text:line-break/><text:line-break/></text:span>我沒有那麼多心力應付可怕的後果與報復<text:span text:style-name="T3">,</text:span>要不然<text:span text:style-name="T3">,</text:span>我就會一五一十告訴大家真相是如何齷齪<text:span text:style-name="T3">. <text:line-break/><text:line-break/></text:span>如果真相就只是這樣<text:span text:style-name="T3">,</text:span>那麼<text:span text:style-name="T3">,</text:span>政治或許就不算太骯髒了<text:span text:style-name="T3">,</text:span>頂多是一鍋白米裏有幾顆老鼠屎<text:span text:style-name="T3">. </text:span>但萬一不是一鍋白米<text:span text:style-name="T3">,</text:span>而是一鍋老鼠屎裏僅僅只有幾顆白米呢<text:span text:style-name="T3">? </text:span>這恐怕才是人事物真相的基本樣貌<text:span text:style-name="T3">.<text:line-break/><text:line-break/></text:span>舉個例來說<text:span text:style-name="T3">,</text:span>一直到最近一兩年<text:span text:style-name="T3">,</text:span>我才知道原來謝長廷也是調查局臥底的<text:span text:style-name="T3">. </text:span>大家注意聽喔<text:span text:style-name="T3">,</text:span>就如施明德在今年一次專訪中所說<text:span text:style-name="T3">,</text:span>有些特務只是論件計酬<text:span text:style-name="T3">,</text:span>也就是說他只是個一般人<text:span text:style-name="T3">,</text:span>順便賺個外快<text:span text:style-name="T3">,</text:span>但謝長廷不是<text:span text:style-name="T3">,</text:span>他始終是調查局的幹員<text:span text:style-name="T3">.<text:line-break/><text:line-break/></text:span>我曾經很仰慕謝長廷<text:span text:style-name="T3">,</text:span>一直到了最近四五年似乎才終於看清他的所做所為的陰狠齷齪<text:span text:style-name="T3">,</text:span>也因此<text:span text:style-name="T3">,</text:span>當爆出謝長廷是調查局幹員時<text:span text:style-name="T3">,</text:span>我雖不意外<text:span text:style-name="T3">,</text:span>但卻感到心頭重重一擊<text:span text:style-name="T3">. <text:line-break/><text:line-break/></text:span>包括學姐在內<text:span text:style-name="T3">,</text:span>我都不曾說出這事對我的衝擊有多大<text:span text:style-name="T3">,</text:span>不想講的原因是這實在太骯髒了<text:span text:style-name="T3">,</text:span>髒到讓人真不知道要用什麼樣的語言來形容<text:span text:style-name="T3">. <text:line-break/><text:line-break/></text:span>這一年來<text:span text:style-name="T3">,</text:span>我只要想到這些事<text:span text:style-name="T3">,</text:span>就感覺很痛苦<text:span text:style-name="T3">,</text:span>到底政治的骯髒是要髒到什麼樣的一個地步才罷休<text:span text:style-name="T3">? </text:span>到底邪惡齷齪有沒有個盡頭<text:span text:style-name="T3">?<text:line-break/><text:line-break/></text:span>謝長廷是誰呢<text:span text:style-name="T3">? </text:span>他同時也是民進黨主席<text:span text:style-name="T3">,</text:span>甚至民進黨這名字就是他取的<text:span text:style-name="T3">,</text:span>兩年前才剛代表民進黨出來選總統不是嗎<text:span text:style-name="T3">? </text:span>你能不能想像<text:span text:style-name="T3">,</text:span>兩個敵對的政黨<text:span text:style-name="T3">,</text:span>在過去那樣一種鬥爭慘烈的時代<text:span text:style-name="T3">,</text:span>事實上雙方帶頭者卻根本就是一家人<text:span text:style-name="T3">!!</text:span>群眾的反抗是真的<text:span text:style-name="T3">,</text:span>但檯面人物卻大多是假的<text:span text:style-name="T3">,</text:span>甚至是臥底的<text:span text:style-name="T3">. <text:line-break/><text:line-break/></text:span>施明德甚至說<text:span text:style-name="T3">,</text:span>美麗島事件辯護律師團恐怕也沒有一個人是乾淨的<text:span text:style-name="T3">,</text:span>但我對此無法判斷<text:span text:style-name="T3">,</text:span>也不敢相信<text:span text:style-name="T3">,</text:span>因為像李勝雄律師<text:span text:style-name="T3">,</text:span>我至今仍然認為他是個人格正直的基督徒<text:span text:style-name="T3">,</text:span>還有早逝的江鵬堅律師也是<text:span text:style-name="T3">.<text:line-break/><text:line-break/></text:span>政治上<text:span text:style-name="T3">,</text:span>我們需要的恐怕不是真相<text:span text:style-name="T3">,</text:span>因為真相怕是永遠都不可得<text:span text:style-name="T3">,</text:span>問號永遠都還是掛在那裡<text:span text:style-name="T3">;</text:span>我們需要的或許不是真相<text:span text:style-name="T3">,</text:span>而是面對謊言的態度<text:span text:style-name="T3">. <text:line-break/><text:line-break/></text:span>真相不可能窮盡<text:span text:style-name="T3">,</text:span>它就像是一種無限的概念<text:span text:style-name="T3">,</text:span>我們永遠都不可能知道最後一個數字是什麼<text:span text:style-name="T3">,</text:span>真相只是一個個小謊言的無限延伸<text:span text:style-name="T3">. <text:line-break/><text:line-break/></text:span>或許我們終究並不需要知道一切外在真相<text:span text:style-name="T3">,</text:span>而只需要知道自己內在的純粹乾淨與否<text:span text:style-name="T3">,</text:span>因為只有這東西是你唯一有可能去親近去理解的<text:span text:style-name="T3">;</text:span>終究我們還是得從集體回到個人<text:span text:style-name="T3">,</text:span>從社會回到文學<text:span text:style-name="T3">,</text:span>從口號回到音符<text:span text:style-name="T3">,</text:span>從宣言回到詩歌<text:span text:style-name="T3">,</text:span>政治回到宗教<text:span text:style-name="T3">,</text:span>回到一種純屬個人的唯心世界<text:span text:style-name="T3">.<text:line-break/><text:line-break/></text:span>所謂改造世界的整個合法營業範圍<text:span text:style-name="T3">,</text:span>大約也不出這方寸之間<text:span text:style-name="T3">. </text:span>唯有當你自己真的改造了<text:span text:style-name="T3">,</text:span>乾淨了<text:span text:style-name="T3">,</text:span>純粹了<text:span text:style-name="T3">,</text:span>偌大世界或許也才有可能隨著更新再造<text:span text:style-name="T3">. </text:span>但這隨之而來的效果與變化<text:span text:style-name="T3">,</text:span>畢竟也不是我們應該操心的了<text:span text:style-name="T3">. <text:line-break/><text:line-break/></text:span>應該是荷索吧<text:span text:style-name="T3">,</text:span>他有句話說得很對<text:span text:style-name="T3">,</text:span>他說<text:span text:style-name="T3"><text:s/>"</text:span>我對答案並不關心<text:span text:style-name="T3">,</text:span>答案就交給政客去回答就好了<text:span text:style-name="T3">."</text:span></text:p>
      <text:p text:style-name="P1"><text:span text:style-name="T1">陳真</text:span><text:s/>  |  2010.12.01 03:03   |   <text:a xlink:type="simple" xlink:href="http://palinfo.habago.org/Entry?Command=Information_PrintForum&amp;iPage=584#FORUM21364"><text:span text:style-name="T2">#</text:span></text:a></text:p>
      <text:p text:style-name="P2">任何一個機構若是透明<text:span text:style-name="T3">,</text:span>別說概念上不可能<text:span text:style-name="T3">,</text:span>就算有可能<text:span text:style-name="T3">,</text:span>這樣一個機構恐怕都得立即崩盤<text:span text:style-name="T3">.<text:line-break/><text:line-break/></text:span>我這輩子參與創立了三個黨<text:span text:style-name="T3">,</text:span>最早是台灣民主黨<text:span text:style-name="T3">,</text:span>沒聽過吧<text:span text:style-name="T3">,</text:span>因為在台黨員就我所知只有三個<text:span text:style-name="T3">,</text:span>一個是鄭南榕<text:span text:style-name="T3">,</text:span>一個我不認識也記不得名字了<text:span text:style-name="T3">,</text:span>另一個就是小弟<text:span text:style-name="T3">. <text:line-break/><text:line-break/></text:span>這黨是為了催生民進黨而成立<text:span text:style-name="T3">,</text:span>因為黨外喊組黨喊了好幾年都沒有動靜<text:span text:style-name="T3">,</text:span>每次都是選舉時喊一喊<text:span text:style-name="T3">,</text:span>然後就沒了<text:span text:style-name="T3">. </text:span>所以<text:span text:style-name="T3">"</text:span>黨主席<text:span text:style-name="T3">" </text:span>許信良就從海外建立這樣一個黨<text:span text:style-name="T3">,</text:span>說要遷黨回台<text:span text:style-name="T3">,</text:span>突破戒嚴令底下之黨禁<text:span text:style-name="T3">,</text:span>企圖造成組黨之既成事實<text:span text:style-name="T3">. <text:line-break/><text:line-break/></text:span>但這個<text:span text:style-name="T3"><text:s/>"</text:span>台灣民主黨<text:span text:style-name="T3">" </text:span>事實上只是一種概念上的存在<text:span text:style-name="T3">,</text:span>一種非暴力對抗<text:span text:style-name="T3">. </text:span>不久之後<text:span text:style-name="T3">,</text:span>島內的民進黨就成立了<text:span text:style-name="T3">.<text:line-break/><text:line-break/></text:span>我手邊曾握有一捲錄音帶<text:span text:style-name="T3">,</text:span>是許信良準備遷黨回台時在美國的一個行前聚會<text:span text:style-name="T3">,</text:span>參與送行者包括彭明敏<text:span text:style-name="T3">. </text:span>這錄音帶是海外哪個人給我的我忘了<text:span text:style-name="T3">,</text:span>應該不是偷錄<text:span text:style-name="T3">,</text:span>而是由內部人員所錄製<text:span text:style-name="T3">,</text:span>我收到這錄音帶之後<text:span text:style-name="T3">,</text:span>著實嚇了一大跳<text:span text:style-name="T3">;</text:span>我認定它會有歷史價值<text:span text:style-name="T3">,</text:span>所以一直珍藏著<text:span text:style-name="T3">. </text:span>直到<text:span text:style-name="T3">1997</text:span>年出國前夕<text:span text:style-name="T3">,</text:span>才整理了好幾大箱的錄音帶和書信影片照片等等等<text:span text:style-name="T3">,</text:span>送給當時由林義雄甫成立的慈林文教基金會<text:span text:style-name="T3">. <text:line-break/><text:line-break/></text:span>後來我真是非常後悔把這些珍藏十幾年的東西送給慈林<text:span text:style-name="T3">,</text:span>算我瞎了眼吧<text:span text:style-name="T3">;</text:span>事實上<text:span text:style-name="T3">,</text:span>我也不太相信他們當時會好好保存這好幾箱看起來破破爛爛的東西<text:span text:style-name="T3">. </text:span>若這些東西還在<text:span text:style-name="T3">,</text:span>再放個<text:span text:style-name="T3">20</text:span>年<text:span text:style-name="T3">,</text:span>恐怕可以賣上一大筆錢<text:span text:style-name="T3">,</text:span>因為那裏頭很多是第一手史料<text:span text:style-name="T3">,</text:span>世上絕無僅有<text:span text:style-name="T3">. </text:span>題外話<text:span text:style-name="T3">.<text:line-break/><text:line-break/></text:span>民進黨成立後<text:span text:style-name="T3">,</text:span>許信良依然是國民黨頭號政治通緝要犯<text:span text:style-name="T3">,</text:span>但其實是通緝假的<text:span text:style-name="T3">,</text:span>國民黨當時根本不敢抓他<text:span text:style-name="T3">,</text:span>怕在國際上引來更大政治污名<text:span text:style-name="T3">, </text:span>所以把許信良列為黑名單<text:span text:style-name="T3">,</text:span>希望他一直留在美國<text:span text:style-name="T3">,</text:span>不讓他返國<text:span text:style-name="T3">,</text:span>而國民黨也正好可以藉此假裝一下大有為政府的氣魄<text:span text:style-name="T3">,</text:span>繼續<text:span text:style-name="T3"><text:s/>"</text:span>追捕<text:span text:style-name="T3">" "</text:span>通緝<text:span text:style-name="T3">" </text:span>許信良<text:span text:style-name="T3">.<text:line-break/><text:line-break/></text:span>但許信良卻決定返台投案自首<text:span text:style-name="T3">,</text:span>國民黨嚇死了<text:span text:style-name="T3">,</text:span>所以就派出重兵在機場圍堵<text:span text:style-name="T3">,</text:span>硬是把他原機遣返<text:span text:style-name="T3">,</text:span>並且在機場以情治人員冒充接機民眾<text:span text:style-name="T3">,</text:span>演出類似美麗島事件那樣的感人劇情<text:span text:style-name="T3">,</text:span>比方說許多警車被翻倒<text:span text:style-name="T3">,</text:span>然後有人對著鎮暴警察丟石頭等等等<text:span text:style-name="T3">,</text:span>接著就在當時的<text:span text:style-name="T3"><text:s/>"</text:span>自由時報<text:span text:style-name="T3">" </text:span>等媒體<text:span text:style-name="T3">(</text:span>也就是當時的聯合報中國時報等等等<text:span text:style-name="T3">)</text:span>上面大量報導接機<text:span text:style-name="T3"><text:s/>"</text:span>暴民<text:span text:style-name="T3">" </text:span>的暴力恐怖行徑以及一般民眾為受傷警察加油打氣送花送吻的新聞<text:span text:style-name="T3">. <text:line-break/><text:line-break/></text:span>但實際上這些暴民全是特務所偽裝<text:span text:style-name="T3">. </text:span>而當時的媒體除了自立晚報稍微會講一點點真話之外<text:span text:style-name="T3">,</text:span>長久以來除了抹黑還是抹黑<text:span text:style-name="T3">. <text:line-break/><text:line-break/></text:span>自立晚報那一次的表現的確令人刮目相看<text:span text:style-name="T3">,</text:span>總編輯叫顏文閂<text:span text:style-name="T3">,</text:span>這人後來民進黨勢力茁壯後卻反倒成為令人不敢恭維的台灣日報社長<text:span text:style-name="T3">. </text:span>不過<text:span text:style-name="T3">,</text:span>他當時擔任自立晚報總編輯時<text:span text:style-name="T3">,</text:span>針對桃園機場事件的報導<text:span text:style-name="T3">,</text:span>在我看來<text:span text:style-name="T3">,</text:span>恐怕是台灣媒體史上第一次明日張膽地造反的劃時代里程碑<text:span text:style-name="T3">. <text:line-break/><text:line-break/></text:span>相對於其他所有媒體撲天蓋地的抹黑<text:span text:style-name="T3">,</text:span>自立晚報卻寫了一篇特稿<text:span text:style-name="T3">,</text:span>報導接機群眾之呼籲和平的舉動以及群眾遭受警察集體恐怖毆打的一些事實<text:span text:style-name="T3">. </text:span>雖然在客觀上看來也不是什麼了不起的報導<text:span text:style-name="T3">,</text:span>但在當時那種媒體完全封鎖徹底抹黑的時代背景下<text:span text:style-name="T3">,</text:span>這樣的溫和報導對統治者來說卻仍然是很要命的<text:span text:style-name="T3">.<text:line-break/><text:line-break/></text:span>我也是接機群眾之一<text:span text:style-name="T3">,</text:span>見證整個事件過程<text:span text:style-name="T3">. </text:span>我還記得當時群眾有抓到一個對著警察丟石頭的<text:span text:style-name="T3"><text:s/>"</text:span>暴民<text:span text:style-name="T3">",</text:span>交給警方之後<text:span text:style-name="T3">,</text:span>一查身份竟然是調查局幹員<text:span text:style-name="T3">. </text:span>更不可思議的是<text:span text:style-name="T3">,</text:span>這位調查局的暴民<text:span text:style-name="T3">,</text:span>當天晚上竟然上了電視<text:span text:style-name="T3">,</text:span>身上還綁著一堆繃帶<text:span text:style-name="T3">,</text:span>奄奄一息地訴說他如何被暴民毆打<text:span text:style-name="T3">,</text:span>還一臉愛國地呼籲大家要團結不要被分化<text:span text:style-name="T3">.<text:line-break/><text:line-break/></text:span>講到民進黨<text:span text:style-name="T3">,</text:span>就不能不提台灣民主黨<text:span text:style-name="T3">,</text:span>講到台灣民主黨<text:span text:style-name="T3">,</text:span>就不能忘記該黨的一手催生者許信良<text:span text:style-name="T3">. </text:span>講到許信良<text:span text:style-name="T3">,</text:span>就更不能不知道他的桃園機場接機事件<text:span text:style-name="T3">.</text:span>如果我沒記錯<text:span text:style-name="T3">,</text:span>那一年就是<text:span text:style-name="T3">1986</text:span>年<text:span text:style-name="T3">,</text:span>帶頭接機的就是英年早逝的民進黨第一任黨主席江鵬堅<text:span text:style-name="T3">.<text:line-break/><text:line-break/></text:span>大約也是那一年<text:span text:style-name="T3">,</text:span>艾奎諾的太太柯拉蓉代替被暗殺的亡夫出征<text:span text:style-name="T3">,</text:span>發起群眾示威<text:span text:style-name="T3">,</text:span>菲律賓獨裁者馬可士派出坦克鎮壓無效<text:span text:style-name="T3">,</text:span>於是連夜搭著美國直昇機逃走<text:span text:style-name="T3">,</text:span>台灣的反對運動群眾深受鼓舞<text:span text:style-name="T3">,</text:span>這也是為什麼各位如果有看到錄影帶<text:span text:style-name="T3">,</text:span>會發現接機群眾一直對著頭上監控群眾的好幾架直昇機猛比著一個<text:span text:style-name="T3"><text:s/>"</text:span>七<text:span text:style-name="T3">" </text:span>的手勢<text:span text:style-name="T3">,</text:span>這手勢就是柯拉蓉推翻馬可士時群眾的手勢<text:span text:style-name="T3">,</text:span>意味著<text:span text:style-name="T3"><text:s/>"</text:span>戰鬥<text:span text:style-name="T3">".<text:line-break/><text:line-break/></text:span>機場事件倒還有個我個人的小插曲<text:span text:style-name="T3">. </text:span>機場事件後隔天<text:span text:style-name="T3">,</text:span>我回到學校圖書館唸書<text:span text:style-name="T3">,</text:span>發現圖書館的櫃台上竟然放著兩份匿名黑函供人取閱<text:span text:style-name="T3">,</text:span>上頭還配上一些漫畫<text:span text:style-name="T3">,</text:span>不外就是說我是陰謀暴力野心份子之類<text:span text:style-name="T3">.<text:line-break/><text:line-break/></text:span>我挑了個比較沒有人的座位<text:span text:style-name="T3">,</text:span>悄悄坐下準備唸書<text:span text:style-name="T3">,</text:span>但我從餘光注意到四周飄來的敵意與眾怒<text:span text:style-name="T3">. </text:span>不久<text:span text:style-name="T3">,</text:span>旁邊一個同班同學終於忍不住對我發難討伐<text:span text:style-name="T3">,</text:span>罵我為什麼要破壞社會和諧<text:span text:style-name="T3">? </text:span>我說<text:span text:style-name="T3">,</text:span>我所認識的這些黨外群眾個個都很溫和<text:span text:style-name="T3">,</text:span>從頭到尾我沒看到任何群眾使用任何暴力<text:span text:style-name="T3">,</text:span>倒是很多人被警察打得頭破血流<text:span text:style-name="T3">,</text:span>下手非常殘忍<text:span text:style-name="T3">.<text:line-break/><text:line-break/></text:span>沒想到我一說完<text:span text:style-name="T3">,</text:span>四周竟然很多人笑出聲來<text:span text:style-name="T3">,</text:span>只差沒有哄堂大笑<text:span text:style-name="T3">,</text:span>我那位同學說我頭殼壞掉了<text:span text:style-name="T3">,</text:span>他說<text:span text:style-name="T3">:"</text:span>呵呵呵<text:span text:style-name="T3">,</text:span>警察怎麼還會打人<text:span text:style-name="T3">? </text:span>呵呵呵<text:span text:style-name="T3">..."<text:line-break/><text:line-break/></text:span>他的呵呵呵也引來周圍同學的一片笑聲<text:span text:style-name="T3">,</text:span>於是我知道溝通應該到此結束<text:span text:style-name="T3">,</text:span>沒什麼好講的了<text:span text:style-name="T3">,</text:span>畢竟你不可能跟一個完全不同世界的人有任何溝通<text:span text:style-name="T3">,</text:span>於是我默然了<text:span text:style-name="T3">. </text:span>但我最後還是說了一句我十年黨外期間在面對著<text:span text:style-name="T3"><text:s/>"</text:span>千夫指<text:span text:style-name="T3">" </text:span>時經常說的一句話<text:span text:style-name="T3">. </text:span>那就是<text:span text:style-name="T3">: "</text:span>我現在不可能說服你<text:span text:style-name="T3">,</text:span>但我相信總有一天你會知道是非真相<text:span text:style-name="T3">".<text:line-break/><text:line-break/></text:span>幾年後<text:span text:style-name="T3">,</text:span>我已經對墮落得比國民黨還惡劣的民進黨很感冒了<text:span text:style-name="T3">,</text:span>有一天<text:span text:style-name="T3">,</text:span>我卻在台北公車上遇到當年那些很忠黨愛國的同學之一<text:span text:style-name="T3">,</text:span>於是我想起當時經常面對著<text:span text:style-name="T3"><text:s/>"</text:span>千夫指<text:span text:style-name="T3">" </text:span>時所講的那句話<text:span text:style-name="T3">,</text:span>我便刻意跟他談起政治話題<text:span text:style-name="T3">. </text:span>令我訝異的是<text:span text:style-name="T3">,</text:span>這位同學已經變成某位混蛋民進黨明星的粉絲<text:span text:style-name="T3">!<text:line-break/><text:line-break/></text:span>我相信<text:span text:style-name="T3">,</text:span>他至今肯定還是繼續熱烈擁護著主流<text:span text:style-name="T3">,</text:span>只是主流從過去的我愛中華變成我愛台灣<text:span text:style-name="T3">,</text:span>但忠黨愛國並且不擇手段的邪惡本質卻一點都沒有改變<text:span text:style-name="T3">.<text:line-break/><text:line-break/></text:span>至於我所參與創立的第二個黨當然就是民進黨<text:span text:style-name="T3">,</text:span>略過不表<text:span text:style-name="T3">. 1993-4</text:span>年左右<text:span text:style-name="T3">,</text:span>正式退出民進黨之後<text:span text:style-name="T3">,</text:span>應該是<text:span text:style-name="T3">1996</text:span>年吧<text:span text:style-name="T3">,</text:span>在台大高成炎教授的邀請下<text:span text:style-name="T3">,</text:span>我和學姐都出席了綠黨的創黨大會<text:span text:style-name="T3">,</text:span>成為創黨黨員<text:span text:style-name="T3">,</text:span>但我們其實只是出席<text:span text:style-name="T3">,</text:span>充個人頭<text:span text:style-name="T3">,</text:span>並沒有參與實質的組黨籌備工作<text:span text:style-name="T3">.<text:line-break/><text:line-break/></text:span>之後我們就一前一後出國了<text:span text:style-name="T3">,</text:span>出國後一開始仍然勤於繳交黨費<text:span text:style-name="T3">,</text:span>但後來發現這個黨有點像在玩票<text:span text:style-name="T3">,</text:span>扛著國際綠黨的大招牌<text:span text:style-name="T3">,</text:span>但似乎只是一個空殼子<text:span text:style-name="T3">,</text:span>行事風格讓我們很感冒<text:span text:style-name="T3">,</text:span>感覺就像另一個小民進黨<text:span text:style-name="T3">,</text:span>於是我們就把它拋諸腦後<text:span text:style-name="T3">,</text:span>從此不再參與<text:span text:style-name="T3">. <text:line-break/><text:line-break/></text:span>事實上<text:span text:style-name="T3">,</text:span>董事長原本還打算十年後返國想出來競選綠黨的黨主席說<text:span text:style-name="T3">,</text:span>但我很快就發現<text:span text:style-name="T3">,</text:span>在這聲光十足的虛榮島上<text:span text:style-name="T3">,</text:span>別說什麼黨主席<text:span text:style-name="T3">,</text:span>我恐怕連要找個個人茍活的容身之處都很難<text:span text:style-name="T3">. </text:span>還好這不是真正的天與地<text:span text:style-name="T3">,</text:span>這只不過是一口井<text:span text:style-name="T3">,</text:span>一個充滿虛榮的鬼島<text:span text:style-name="T3">,</text:span>事實上天地之間仍然到處是青山<text:span text:style-name="T3">,</text:span>任何一個自由的靈魂終究都還是會有著全然屬於自己的一片天<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